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7];[.$AF$2:.$AF$357];[.AH4])" office:value-type="float" office:value="14.0950978633023" calcext:value-type="float">
            <text:p>14.0950978633023</text:p>
          </table:table-cell>
          <table:table-cell table:formula="of:=AVERAGEIFS([.$AD$2:.$AD$357];[.$AF$2:.$AF$357];[.AI4])" office:value-type="float" office:value="33.6428336203274" calcext:value-type="float">
            <text:p>33.6428336203274</text:p>
          </table:table-cell>
          <table:table-cell table:formula="of:=AVERAGEIFS([.$AD$2:.$AD$357];[.$AF$2:.$AF$357];[.AJ4])" office:value-type="float" office:value="46.2827464085487" calcext:value-type="float">
            <text:p>46.2827464085487</text:p>
          </table:table-cell>
          <table:table-cell table:formula="of:=AVERAGEIFS([.$AD$2:.$AD$357];[.$AF$2:.$AF$357];[.AK4])" office:value-type="float" office:value="60.7604325774433" calcext:value-type="float">
            <text:p>60.7604325774433</text:p>
          </table:table-cell>
          <table:table-cell table:formula="of:=AVERAGEIFS([.$AD$2:.$AD$357];[.$AF$2:.$AF$357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0]+[.O8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6]+[.O86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0]+[.O9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4]+[.O94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338" calcext:value-type="float">
            <text:p>338</text:p>
          </table:table-cell>
          <table:table-cell table:formula="of:=((([.$F95]+8)*2)^2)/([.$F95]+60)" office:value-type="float" office:value="10.4" calcext:value-type="float">
            <text:p>10.4</text:p>
          </table:table-cell>
          <table:table-cell table:formula="of:=[.AC95]/[.AD95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6]+[.O96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568" calcext:value-type="float">
            <text:p>1568</text:p>
          </table:table-cell>
          <table:table-cell table:formula="of:=((([.$F99]+8)*2)^2)/([.$F99]+60)" office:value-type="float" office:value="39.2" calcext:value-type="float">
            <text:p>39.2</text:p>
          </table:table-cell>
          <table:table-cell table:formula="of:=[.AC99]/[.AD99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2048" calcext:value-type="float">
            <text:p>2048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table:formula="of:=[.AC101]/[.AD101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922" calcext:value-type="float">
            <text:p>1922</text:p>
          </table:table-cell>
          <table:table-cell table:formula="of:=((([.$F103]+8)*2)^2)/([.$F103]+60)" office:value-type="float" office:value="46.3132530120482" calcext:value-type="float">
            <text:p>46.3132530120482</text:p>
          </table:table-cell>
          <table:table-cell table:formula="of:=[.AC103]/[.AD10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4]+[.O104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5]+8)^2)/5)*10" office:value-type="float" office:value="2048" calcext:value-type="float">
            <text:p>2048</text:p>
          </table:table-cell>
          <table:table-cell table:formula="of:=((([.$F105]+8)*2)^2)/([.$F105]+60)" office:value-type="float" office:value="48.7619047619048" calcext:value-type="float">
            <text:p>48.7619047619048</text:p>
          </table:table-cell>
          <table:table-cell table:formula="of:=[.AC105]/[.AD10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6]+[.C106]+[.D106]+[.E10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2178" calcext:value-type="float">
            <text:p>2178</text:p>
          </table:table-cell>
          <table:table-cell table:formula="of:=((([.$F106]+8)*2)^2)/([.$F106]+60)" office:value-type="float" office:value="51.2470588235294" calcext:value-type="float">
            <text:p>51.2470588235294</text:p>
          </table:table-cell>
          <table:table-cell table:formula="of:=[.AC106]/[.AD106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352" calcext:value-type="float">
            <text:p>1352</text:p>
          </table:table-cell>
          <table:table-cell table:formula="of:=((([.$F107]+8)*2)^2)/([.$F107]+60)" office:value-type="float" office:value="34.6666666666667" calcext:value-type="float">
            <text:p>34.6666666666667</text:p>
          </table:table-cell>
          <table:table-cell table:formula="of:=[.AC107]/[.AD10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6]+[.O11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2]+[.O1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5]+[.O14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6]+[.O15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5]+[.O165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922" calcext:value-type="float">
            <text:p>1922</text:p>
          </table:table-cell>
          <table:table-cell table:formula="of:=((([.$F165]+8)*2)^2)/([.$F165]+60)" office:value-type="float" office:value="46.3132530120482" calcext:value-type="float">
            <text:p>46.3132530120482</text:p>
          </table:table-cell>
          <table:table-cell table:formula="of:=[.AC165]/[.AD16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9]+[.O169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2]+[.O17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592" calcext:value-type="float">
            <text:p>2592</text:p>
          </table:table-cell>
          <table:table-cell table:formula="of:=((([.$F179]+8)*2)^2)/([.$F179]+60)" office:value-type="float" office:value="58.9090909090909" calcext:value-type="float">
            <text:p>58.9090909090909</text:p>
          </table:table-cell>
          <table:table-cell table:formula="of:=[.AC179]/[.AD17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3362" calcext:value-type="float">
            <text:p>3362</text:p>
          </table:table-cell>
          <table:table-cell table:formula="of:=((([.$F180]+8)*2)^2)/([.$F180]+60)" office:value-type="float" office:value="72.3010752688172" calcext:value-type="float">
            <text:p>72.3010752688172</text:p>
          </table:table-cell>
          <table:table-cell table:formula="of:=[.AC180]/[.AD180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1800" calcext:value-type="float">
            <text:p>1800</text:p>
          </table:table-cell>
          <table:table-cell table:formula="of:=((([.$F181]+8)*2)^2)/([.$F181]+60)" office:value-type="float" office:value="43.9024390243903" calcext:value-type="float">
            <text:p>43.9024390243903</text:p>
          </table:table-cell>
          <table:table-cell table:formula="of:=[.AC181]/[.AD18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048" calcext:value-type="float">
            <text:p>2048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table:formula="of:=[.AC182]/[.AD18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7]+[.O18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312" calcext:value-type="float">
            <text:p>2312</text:p>
          </table:table-cell>
          <table:table-cell table:formula="of:=((([.$F187]+8)*2)^2)/([.$F187]+60)" office:value-type="float" office:value="53.7674418604651" calcext:value-type="float">
            <text:p>53.7674418604651</text:p>
          </table:table-cell>
          <table:table-cell table:formula="of:=[.AC187]/[.AD18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2]+[.O192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6]+[.O196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450" calcext:value-type="float">
            <text:p>2450</text:p>
          </table:table-cell>
          <table:table-cell table:formula="of:=((([.$F199]+8)*2)^2)/([.$F199]+60)" office:value-type="float" office:value="56.3218390804598" calcext:value-type="float">
            <text:p>56.3218390804598</text:p>
          </table:table-cell>
          <table:table-cell table:formula="of:=[.AC199]/[.AD19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0]+[.O20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2]+[.O20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0]+[.O21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1]+[.O21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8]+[.O218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6]+[.C226]+[.D226]+[.E226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362" calcext:value-type="float">
            <text:p>3362</text:p>
          </table:table-cell>
          <table:table-cell table:formula="of:=((([.$F226]+8)*2)^2)/([.$F226]+60)" office:value-type="float" office:value="72.3010752688172" calcext:value-type="float">
            <text:p>72.3010752688172</text:p>
          </table:table-cell>
          <table:table-cell table:formula="of:=[.AC226]/[.AD226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418" calcext:value-type="float">
            <text:p>4418</text:p>
          </table:table-cell>
          <table:table-cell table:formula="of:=((([.$F227]+8)*2)^2)/([.$F227]+60)" office:value-type="float" office:value="89.2525252525252" calcext:value-type="float">
            <text:p>89.2525252525252</text:p>
          </table:table-cell>
          <table:table-cell table:formula="of:=[.AC227]/[.AD22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608" calcext:value-type="float">
            <text:p>4608</text:p>
          </table:table-cell>
          <table:table-cell table:formula="of:=((([.$F229]+8)*2)^2)/([.$F229]+60)" office:value-type="float" office:value="92.16" calcext:value-type="float">
            <text:p>92.16</text:p>
          </table:table-cell>
          <table:table-cell table:formula="of:=[.AC229]/[.AD2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802" calcext:value-type="float">
            <text:p>4802</text:p>
          </table:table-cell>
          <table:table-cell table:formula="of:=((([.$F230]+8)*2)^2)/([.$F230]+60)" office:value-type="float" office:value="95.0891089108911" calcext:value-type="float">
            <text:p>95.0891089108911</text:p>
          </table:table-cell>
          <table:table-cell table:formula="of:=[.AC230]/[.AD23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3]+[.O23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5]+[.O23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202" calcext:value-type="float">
            <text:p>5202</text:p>
          </table:table-cell>
          <table:table-cell table:formula="of:=((([.$F236]+8)*2)^2)/([.$F236]+60)" office:value-type="float" office:value="101.009708737864" calcext:value-type="float">
            <text:p>101.009708737864</text:p>
          </table:table-cell>
          <table:table-cell table:formula="of:=[.AC236]/[.AD23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6272" calcext:value-type="float">
            <text:p>6272</text:p>
          </table:table-cell>
          <table:table-cell table:formula="of:=((([.$F239]+8)*2)^2)/([.$F239]+60)" office:value-type="float" office:value="116.148148148148" calcext:value-type="float">
            <text:p>116.148148148148</text:p>
          </table:table-cell>
          <table:table-cell table:formula="of:=[.AC239]/[.AD239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3]+[.O2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7]+[.O24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8]+[.O248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9]+[.O24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498" calcext:value-type="float">
            <text:p>6498</text:p>
          </table:table-cell>
          <table:table-cell table:formula="of:=((([.$F250]+8)*2)^2)/([.$F250]+60)" office:value-type="float" office:value="119.229357798165" calcext:value-type="float">
            <text:p>119.229357798165</text:p>
          </table:table-cell>
          <table:table-cell table:formula="of:=[.AC250]/[.AD250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1]+[.C251]+[.D251]+[.E25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728" calcext:value-type="float">
            <text:p>6728</text:p>
          </table:table-cell>
          <table:table-cell table:formula="of:=((([.$F251]+8)*2)^2)/([.$F251]+60)" office:value-type="float" office:value="122.327272727273" calcext:value-type="float">
            <text:p>122.327272727273</text:p>
          </table:table-cell>
          <table:table-cell table:formula="of:=[.AC251]/[.AD25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2]+[.O252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200" calcext:value-type="float">
            <text:p>7200</text:p>
          </table:table-cell>
          <table:table-cell table:formula="of:=((([.$F253]+8)*2)^2)/([.$F253]+60)" office:value-type="float" office:value="128.571428571429" calcext:value-type="float">
            <text:p>128.571428571429</text:p>
          </table:table-cell>
          <table:table-cell table:formula="of:=[.AC253]/[.AD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4]+[.O254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+[.E255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938" calcext:value-type="float">
            <text:p>7938</text:p>
          </table:table-cell>
          <table:table-cell table:formula="of:=((([.$F255]+8)*2)^2)/([.$F255]+60)" office:value-type="float" office:value="138.052173913043" calcext:value-type="float">
            <text:p>138.052173913043</text:p>
          </table:table-cell>
          <table:table-cell table:formula="of:=[.AC255]/[.AD255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6]+[.O2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9]+8)^2)/5)*10" office:value-type="float" office:value="1352" calcext:value-type="float">
            <text:p>1352</text:p>
          </table:table-cell>
          <table:table-cell table:formula="of:=((([.$F259]+8)*2)^2)/([.$F259]+60)" office:value-type="float" office:value="34.6666666666667" calcext:value-type="float">
            <text:p>34.6666666666667</text:p>
          </table:table-cell>
          <table:table-cell table:formula="of:=[.AC259]/[.AD259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1]+[.C261]+[.D261]+[.E26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1]+[.O26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800" calcext:value-type="float">
            <text:p>1800</text:p>
          </table:table-cell>
          <table:table-cell table:formula="of:=((([.$F261]+8)*2)^2)/([.$F261]+60)" office:value-type="float" office:value="43.9024390243903" calcext:value-type="float">
            <text:p>43.9024390243903</text:p>
          </table:table-cell>
          <table:table-cell table:formula="of:=[.AC261]/[.AD261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2]+[.C262]+[.D262]+[.E2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2]+[.O2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2048" calcext:value-type="float">
            <text:p>2048</text:p>
          </table:table-cell>
          <table:table-cell table:formula="of:=((([.$F262]+8)*2)^2)/([.$F262]+60)" office:value-type="float" office:value="48.7619047619048" calcext:value-type="float">
            <text:p>48.7619047619048</text:p>
          </table:table-cell>
          <table:table-cell table:formula="of:=[.AC262]/[.AD262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3]+[.C263]+[.D263]+[.E26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3]+8)^2)/5)*10" office:value-type="float" office:value="5832" calcext:value-type="float">
            <text:p>5832</text:p>
          </table:table-cell>
          <table:table-cell table:formula="of:=((([.$F263]+8)*2)^2)/([.$F263]+60)" office:value-type="float" office:value="110.037735849057" calcext:value-type="float">
            <text:p>110.037735849057</text:p>
          </table:table-cell>
          <table:table-cell table:formula="of:=[.AC263]/[.AD263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4]+[.C264]+[.D264]+[.E26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6050" calcext:value-type="float">
            <text:p>6050</text:p>
          </table:table-cell>
          <table:table-cell table:formula="of:=((([.$F264]+8)*2)^2)/([.$F264]+60)" office:value-type="float" office:value="113.084112149533" calcext:value-type="float">
            <text:p>113.084112149533</text:p>
          </table:table-cell>
          <table:table-cell table:formula="of:=[.AC264]/[.AD26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1]+[.C271]+[.D271]+[.E27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51" calcext:value-type="float">
            <text:p>51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1]+8)^2)/5)*10" office:value-type="float" office:value="1458" calcext:value-type="float">
            <text:p>1458</text:p>
          </table:table-cell>
          <table:table-cell table:formula="of:=((([.$F271]+8)*2)^2)/([.$F271]+60)" office:value-type="float" office:value="36.9113924050633" calcext:value-type="float">
            <text:p>36.9113924050633</text:p>
          </table:table-cell>
          <table:table-cell table:formula="of:=[.AC271]/[.AD27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2]+8)^2)/5)*10" office:value-type="float" office:value="2888" calcext:value-type="float">
            <text:p>2888</text:p>
          </table:table-cell>
          <table:table-cell table:formula="of:=((([.$F272]+8)*2)^2)/([.$F272]+60)" office:value-type="float" office:value="64.1777777777778" calcext:value-type="float">
            <text:p>64.1777777777778</text:p>
          </table:table-cell>
          <table:table-cell table:formula="of:=[.AC272]/[.AD27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3]+[.C273]+[.D273]+[.E27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3]+[.O273]*2" office:value-type="float" office:value="74" calcext:value-type="float">
            <text:p>7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3]+8)^2)/5)*10" office:value-type="float" office:value="4608" calcext:value-type="float">
            <text:p>4608</text:p>
          </table:table-cell>
          <table:table-cell table:formula="of:=((([.$F273]+8)*2)^2)/([.$F273]+60)" office:value-type="float" office:value="92.16" calcext:value-type="float">
            <text:p>92.16</text:p>
          </table:table-cell>
          <table:table-cell table:formula="of:=[.AC273]/[.AD27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46" calcext:value-type="float">
            <text:p>46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5]+[.C275]+[.D275]+[.E27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5]+[.O275]*2" office:value-type="float" office:value="54" calcext:value-type="float">
            <text:p>5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5]+8)^2)/5)*10" office:value-type="float" office:value="3042" calcext:value-type="float">
            <text:p>3042</text:p>
          </table:table-cell>
          <table:table-cell table:formula="of:=((([.$F275]+8)*2)^2)/([.$F275]+60)" office:value-type="float" office:value="66.8571428571429" calcext:value-type="float">
            <text:p>66.8571428571429</text:p>
          </table:table-cell>
          <table:table-cell table:formula="of:=[.AC275]/[.AD27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6]+8)^2)/5)*10" office:value-type="float" office:value="5202" calcext:value-type="float">
            <text:p>5202</text:p>
          </table:table-cell>
          <table:table-cell table:formula="of:=((([.$F276]+8)*2)^2)/([.$F276]+60)" office:value-type="float" office:value="101.009708737864" calcext:value-type="float">
            <text:p>101.009708737864</text:p>
          </table:table-cell>
          <table:table-cell table:formula="of:=[.AC276]/[.AD276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7]+[.C277]+[.D277]+[.E27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7]+[.O277]*2" office:value-type="float" office:value="44" calcext:value-type="float">
            <text:p>4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7]+8)^2)/5)*10" office:value-type="float" office:value="1152" calcext:value-type="float">
            <text:p>1152</text:p>
          </table:table-cell>
          <table:table-cell table:formula="of:=((([.$F277]+8)*2)^2)/([.$F277]+60)" office:value-type="float" office:value="30.3157894736842" calcext:value-type="float">
            <text:p>30.3157894736842</text:p>
          </table:table-cell>
          <table:table-cell table:formula="of:=[.AC277]/[.AD27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8]+[.O278]*2" office:value-type="float" office:value="53" calcext:value-type="float">
            <text:p>5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8]+8)^2)/5)*10" office:value-type="float" office:value="3362" calcext:value-type="float">
            <text:p>3362</text:p>
          </table:table-cell>
          <table:table-cell table:formula="of:=((([.$F278]+8)*2)^2)/([.$F278]+60)" office:value-type="float" office:value="72.3010752688172" calcext:value-type="float">
            <text:p>72.3010752688172</text:p>
          </table:table-cell>
          <table:table-cell table:formula="of:=[.AC278]/[.AD27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9]+[.O279]*2" office:value-type="float" office:value="60" calcext:value-type="float">
            <text:p>60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9]+8)^2)/5)*10" office:value-type="float" office:value="5618" calcext:value-type="float">
            <text:p>5618</text:p>
          </table:table-cell>
          <table:table-cell table:formula="of:=((([.$F279]+8)*2)^2)/([.$F279]+60)" office:value-type="float" office:value="107.009523809524" calcext:value-type="float">
            <text:p>107.009523809524</text:p>
          </table:table-cell>
          <table:table-cell table:formula="of:=[.AC279]/[.AD279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0]+[.O280]*2" office:value-type="float" office:value="50" calcext:value-type="float">
            <text:p>5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1]+[.C281]+[.D281]+[.E28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1]+8)^2)/5)*10" office:value-type="float" office:value="2450" calcext:value-type="float">
            <text:p>2450</text:p>
          </table:table-cell>
          <table:table-cell table:formula="of:=((([.$F281]+8)*2)^2)/([.$F281]+60)" office:value-type="float" office:value="56.3218390804598" calcext:value-type="float">
            <text:p>56.3218390804598</text:p>
          </table:table-cell>
          <table:table-cell table:formula="of:=[.AC281]/[.AD28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2]+[.O282]*2" office:value-type="float" office:value="65" calcext:value-type="float">
            <text:p>65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2]+8)^2)/5)*10" office:value-type="float" office:value="4802" calcext:value-type="float">
            <text:p>4802</text:p>
          </table:table-cell>
          <table:table-cell table:formula="of:=((([.$F282]+8)*2)^2)/([.$F282]+60)" office:value-type="float" office:value="95.0891089108911" calcext:value-type="float">
            <text:p>95.0891089108911</text:p>
          </table:table-cell>
          <table:table-cell table:formula="of:=[.AC282]/[.AD28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3]+[.O283]*2" office:value-type="float" office:value="52" calcext:value-type="float">
            <text:p>5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4]+[.C284]+[.D284]+[.E28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4]+[.O284]*2" office:value-type="float" office:value="64" calcext:value-type="float">
            <text:p>6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4]+8)^2)/5)*10" office:value-type="float" office:value="2888" calcext:value-type="float">
            <text:p>2888</text:p>
          </table:table-cell>
          <table:table-cell table:formula="of:=((([.$F284]+8)*2)^2)/([.$F284]+60)" office:value-type="float" office:value="64.1777777777778" calcext:value-type="float">
            <text:p>64.1777777777778</text:p>
          </table:table-cell>
          <table:table-cell table:formula="of:=[.AC284]/[.AD28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79" calcext:value-type="float">
            <text:p>7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5]+8)^2)/5)*10" office:value-type="float" office:value="5408" calcext:value-type="float">
            <text:p>5408</text:p>
          </table:table-cell>
          <table:table-cell table:formula="of:=((([.$F285]+8)*2)^2)/([.$F285]+60)" office:value-type="float" office:value="104" calcext:value-type="float">
            <text:p>104</text:p>
          </table:table-cell>
          <table:table-cell table:formula="of:=[.AC285]/[.AD285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7" calcext:value-type="float">
            <text:p>47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9]+8)^2)/5)*10" office:value-type="float" office:value="968" calcext:value-type="float">
            <text:p>968</text:p>
          </table:table-cell>
          <table:table-cell table:formula="of:=((([.$F289]+8)*2)^2)/([.$F289]+60)" office:value-type="float" office:value="26.1621621621622" calcext:value-type="float">
            <text:p>26.1621621621622</text:p>
          </table:table-cell>
          <table:table-cell table:formula="of:=[.AC289]/[.AD28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4" calcext:value-type="float">
            <text:p>4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53" calcext:value-type="float">
            <text:p>53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2]+[.C292]+[.D292]+[.E29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2]+8)^2)/5)*10" office:value-type="float" office:value="1058" calcext:value-type="float">
            <text:p>1058</text:p>
          </table:table-cell>
          <table:table-cell table:formula="of:=((([.$F292]+8)*2)^2)/([.$F292]+60)" office:value-type="float" office:value="28.2133333333333" calcext:value-type="float">
            <text:p>28.2133333333333</text:p>
          </table:table-cell>
          <table:table-cell table:formula="of:=[.AC292]/[.AD292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4]+[.O294]*2" office:value-type="float" office:value="55" calcext:value-type="float">
            <text:p>5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4]+8)^2)/5)*10" office:value-type="float" office:value="2592" calcext:value-type="float">
            <text:p>2592</text:p>
          </table:table-cell>
          <table:table-cell table:formula="of:=((([.$F294]+8)*2)^2)/([.$F294]+60)" office:value-type="float" office:value="58.9090909090909" calcext:value-type="float">
            <text:p>58.9090909090909</text:p>
          </table:table-cell>
          <table:table-cell table:formula="of:=[.AC294]/[.AD294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48" calcext:value-type="float">
            <text:p>4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5]+8)^2)/5)*10" office:value-type="float" office:value="648" calcext:value-type="float">
            <text:p>648</text:p>
          </table:table-cell>
          <table:table-cell table:formula="of:=((([.$F295]+8)*2)^2)/([.$F295]+60)" office:value-type="float" office:value="18.5142857142857" calcext:value-type="float">
            <text:p>18.5142857142857</text:p>
          </table:table-cell>
          <table:table-cell table:formula="of:=[.AC295]/[.AD29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6]+8)^2)/5)*10" office:value-type="float" office:value="800" calcext:value-type="float">
            <text:p>800</text:p>
          </table:table-cell>
          <table:table-cell table:formula="of:=((([.$F296]+8)*2)^2)/([.$F296]+60)" office:value-type="float" office:value="22.2222222222222" calcext:value-type="float">
            <text:p>22.2222222222222</text:p>
          </table:table-cell>
          <table:table-cell table:formula="of:=[.AC296]/[.AD29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7]+[.O297]*2" office:value-type="float" office:value="49" calcext:value-type="float">
            <text:p>49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61" calcext:value-type="float">
            <text:p>6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8]+8)^2)/5)*10" office:value-type="float" office:value="1568" calcext:value-type="float">
            <text:p>1568</text:p>
          </table:table-cell>
          <table:table-cell table:formula="of:=((([.$F298]+8)*2)^2)/([.$F298]+60)" office:value-type="float" office:value="39.2" calcext:value-type="float">
            <text:p>39.2</text:p>
          </table:table-cell>
          <table:table-cell table:formula="of:=[.AC298]/[.AD29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0]+[.O300]*2" office:value-type="float" office:value="66" calcext:value-type="float">
            <text:p>66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1]+[.C301]+[.D301]+[.E30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2" calcext:value-type="float">
            <text:p>52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1]+8)^2)/5)*10" office:value-type="float" office:value="578" calcext:value-type="float">
            <text:p>578</text:p>
          </table:table-cell>
          <table:table-cell table:formula="of:=((([.$F301]+8)*2)^2)/([.$F301]+60)" office:value-type="float" office:value="16.7536231884058" calcext:value-type="float">
            <text:p>16.7536231884058</text:p>
          </table:table-cell>
          <table:table-cell table:formula="of:=[.AC301]/[.AD30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1" calcext:value-type="float">
            <text:p>5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3]+[.C303]+[.D303]+[.E30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8" calcext:value-type="float">
            <text:p>58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3]+8)^2)/5)*10" office:value-type="float" office:value="1058" calcext:value-type="float">
            <text:p>1058</text:p>
          </table:table-cell>
          <table:table-cell table:formula="of:=((([.$F303]+8)*2)^2)/([.$F303]+60)" office:value-type="float" office:value="28.2133333333333" calcext:value-type="float">
            <text:p>28.2133333333333</text:p>
          </table:table-cell>
          <table:table-cell table:formula="of:=[.AC303]/[.AD30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4]+[.C304]+[.D304]+[.E304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4]+8)^2)/5)*10" office:value-type="float" office:value="1682" calcext:value-type="float">
            <text:p>1682</text:p>
          </table:table-cell>
          <table:table-cell table:formula="of:=((([.$F304]+8)*2)^2)/([.$F304]+60)" office:value-type="float" office:value="41.5308641975309" calcext:value-type="float">
            <text:p>41.5308641975309</text:p>
          </table:table-cell>
          <table:table-cell table:formula="of:=[.AC304]/[.AD30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0" calcext:value-type="float">
            <text:p>5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5]+8)^2)/5)*10" office:value-type="float" office:value="800" calcext:value-type="float">
            <text:p>800</text:p>
          </table:table-cell>
          <table:table-cell table:formula="of:=((([.$F305]+8)*2)^2)/([.$F305]+60)" office:value-type="float" office:value="22.2222222222222" calcext:value-type="float">
            <text:p>22.2222222222222</text:p>
          </table:table-cell>
          <table:table-cell table:formula="of:=[.AC305]/[.AD30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6]+[.O306]*2" office:value-type="float" office:value="62" calcext:value-type="float">
            <text:p>62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53" calcext:value-type="float">
            <text:p>53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7]+8)^2)/5)*10" office:value-type="float" office:value="1352" calcext:value-type="float">
            <text:p>1352</text:p>
          </table:table-cell>
          <table:table-cell table:formula="of:=((([.$F307]+8)*2)^2)/([.$F307]+60)" office:value-type="float" office:value="34.6666666666667" calcext:value-type="float">
            <text:p>34.6666666666667</text:p>
          </table:table-cell>
          <table:table-cell table:formula="of:=[.AC307]/[.AD30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50" calcext:value-type="float">
            <text:p>50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8]+8)^2)/5)*10" office:value-type="float" office:value="1152" calcext:value-type="float">
            <text:p>1152</text:p>
          </table:table-cell>
          <table:table-cell table:formula="of:=((([.$F308]+8)*2)^2)/([.$F308]+60)" office:value-type="float" office:value="30.3157894736842" calcext:value-type="float">
            <text:p>30.3157894736842</text:p>
          </table:table-cell>
          <table:table-cell table:formula="of:=[.AC308]/[.AD30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9]+[.C309]+[.D309]+[.E309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9]+[.O309]*2" office:value-type="float" office:value="60" calcext:value-type="float">
            <text:p>6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9]+8)^2)/5)*10" office:value-type="float" office:value="2450" calcext:value-type="float">
            <text:p>2450</text:p>
          </table:table-cell>
          <table:table-cell table:formula="of:=((([.$F309]+8)*2)^2)/([.$F309]+60)" office:value-type="float" office:value="56.3218390804598" calcext:value-type="float">
            <text:p>56.3218390804598</text:p>
          </table:table-cell>
          <table:table-cell table:formula="of:=[.AC309]/[.AD30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0]+[.C310]+[.D310]+[.E31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54" calcext:value-type="float">
            <text:p>5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0]+8)^2)/5)*10" office:value-type="float" office:value="1922" calcext:value-type="float">
            <text:p>1922</text:p>
          </table:table-cell>
          <table:table-cell table:formula="of:=((([.$F310]+8)*2)^2)/([.$F310]+60)" office:value-type="float" office:value="46.3132530120482" calcext:value-type="float">
            <text:p>46.3132530120482</text:p>
          </table:table-cell>
          <table:table-cell table:formula="of:=[.AC310]/[.AD310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1]+8)^2)/5)*10" office:value-type="float" office:value="2048" calcext:value-type="float">
            <text:p>2048</text:p>
          </table:table-cell>
          <table:table-cell table:formula="of:=((([.$F311]+8)*2)^2)/([.$F311]+60)" office:value-type="float" office:value="48.7619047619048" calcext:value-type="float">
            <text:p>48.7619047619048</text:p>
          </table:table-cell>
          <table:table-cell table:formula="of:=[.AC311]/[.AD311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2]+[.C312]+[.D312]+[.E31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64" calcext:value-type="float">
            <text:p>6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2]+8)^2)/5)*10" office:value-type="float" office:value="3872" calcext:value-type="float">
            <text:p>3872</text:p>
          </table:table-cell>
          <table:table-cell table:formula="of:=((([.$F312]+8)*2)^2)/([.$F312]+60)" office:value-type="float" office:value="80.6666666666667" calcext:value-type="float">
            <text:p>80.6666666666667</text:p>
          </table:table-cell>
          <table:table-cell table:formula="of:=[.AC312]/[.AD31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3]+8)^2)/5)*10" office:value-type="float" office:value="578" calcext:value-type="float">
            <text:p>578</text:p>
          </table:table-cell>
          <table:table-cell table:formula="of:=((([.$F313]+8)*2)^2)/([.$F313]+60)" office:value-type="float" office:value="16.7536231884058" calcext:value-type="float">
            <text:p>16.7536231884058</text:p>
          </table:table-cell>
          <table:table-cell table:formula="of:=[.AC313]/[.AD31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4]+[.O314]*2" office:value-type="float" office:value="48" calcext:value-type="float">
            <text:p>48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" calcext:value-type="float">
            <text:p>6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5]+[.C315]+[.D315]+[.E315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5]+8)^2)/5)*10" office:value-type="float" office:value="1250" calcext:value-type="float">
            <text:p>1250</text:p>
          </table:table-cell>
          <table:table-cell table:formula="of:=((([.$F315]+8)*2)^2)/([.$F315]+60)" office:value-type="float" office:value="32.4675324675325" calcext:value-type="float">
            <text:p>32.4675324675325</text:p>
          </table:table-cell>
          <table:table-cell table:formula="of:=[.AC315]/[.AD315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43" calcext:value-type="float">
            <text:p>4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7]+8)^2)/5)*10" office:value-type="float" office:value="722" calcext:value-type="float">
            <text:p>722</text:p>
          </table:table-cell>
          <table:table-cell table:formula="of:=((([.$F317]+8)*2)^2)/([.$F317]+60)" office:value-type="float" office:value="20.3380281690141" calcext:value-type="float">
            <text:p>20.3380281690141</text:p>
          </table:table-cell>
          <table:table-cell table:formula="of:=[.AC317]/[.AD317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8]+[.C318]+[.D318]+[.E31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8]+[.O318]*2" office:value-type="float" office:value="53" calcext:value-type="float">
            <text:p>53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8]+8)^2)/5)*10" office:value-type="float" office:value="2738" calcext:value-type="float">
            <text:p>2738</text:p>
          </table:table-cell>
          <table:table-cell table:formula="of:=((([.$F318]+8)*2)^2)/([.$F318]+60)" office:value-type="float" office:value="61.5280898876405" calcext:value-type="float">
            <text:p>61.5280898876405</text:p>
          </table:table-cell>
          <table:table-cell table:formula="of:=[.AC318]/[.AD318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9]+[.C319]+[.D319]+[.E319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6" calcext:value-type="float">
            <text:p>46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9]+8)^2)/5)*10" office:value-type="float" office:value="648" calcext:value-type="float">
            <text:p>648</text:p>
          </table:table-cell>
          <table:table-cell table:formula="of:=((([.$F319]+8)*2)^2)/([.$F319]+60)" office:value-type="float" office:value="18.5142857142857" calcext:value-type="float">
            <text:p>18.5142857142857</text:p>
          </table:table-cell>
          <table:table-cell table:formula="of:=[.AC319]/[.AD31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0]+[.O320]*2" office:value-type="float" office:value="45" calcext:value-type="float">
            <text:p>45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1]+[.C321]+[.D321]+[.E321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1]+8)^2)/5)*10" office:value-type="float" office:value="968" calcext:value-type="float">
            <text:p>968</text:p>
          </table:table-cell>
          <table:table-cell table:formula="of:=((([.$F321]+8)*2)^2)/([.$F321]+60)" office:value-type="float" office:value="26.1621621621622" calcext:value-type="float">
            <text:p>26.1621621621622</text:p>
          </table:table-cell>
          <table:table-cell table:formula="of:=[.AC321]/[.AD32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2]+[.O322]*2" office:value-type="float" office:value="52" calcext:value-type="float">
            <text:p>52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2]+8)^2)/5)*10" office:value-type="float" office:value="1568" calcext:value-type="float">
            <text:p>1568</text:p>
          </table:table-cell>
          <table:table-cell table:formula="of:=((([.$F322]+8)*2)^2)/([.$F322]+60)" office:value-type="float" office:value="39.2" calcext:value-type="float">
            <text:p>39.2</text:p>
          </table:table-cell>
          <table:table-cell table:formula="of:=[.AC322]/[.AD32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3]+[.C323]+[.D323]+[.E323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9" calcext:value-type="float">
            <text:p>4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3]+8)^2)/5)*10" office:value-type="float" office:value="1682" calcext:value-type="float">
            <text:p>1682</text:p>
          </table:table-cell>
          <table:table-cell table:formula="of:=((([.$F323]+8)*2)^2)/([.$F323]+60)" office:value-type="float" office:value="41.5308641975309" calcext:value-type="float">
            <text:p>41.5308641975309</text:p>
          </table:table-cell>
          <table:table-cell table:formula="of:=[.AC323]/[.AD323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4]+[.C324]+[.D324]+[.E324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7" calcext:value-type="float">
            <text:p>5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4]+8)^2)/5)*10" office:value-type="float" office:value="3528" calcext:value-type="float">
            <text:p>3528</text:p>
          </table:table-cell>
          <table:table-cell table:formula="of:=((([.$F324]+8)*2)^2)/([.$F324]+60)" office:value-type="float" office:value="75.063829787234" calcext:value-type="float">
            <text:p>75.063829787234</text:p>
          </table:table-cell>
          <table:table-cell table:formula="of:=[.AC324]/[.AD324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5]+[.C325]+[.D325]+[.E325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5]+8)^2)/5)*10" office:value-type="float" office:value="512" calcext:value-type="float">
            <text:p>512</text:p>
          </table:table-cell>
          <table:table-cell table:formula="of:=((([.$F325]+8)*2)^2)/([.$F325]+60)" office:value-type="float" office:value="15.0588235294118" calcext:value-type="float">
            <text:p>15.0588235294118</text:p>
          </table:table-cell>
          <table:table-cell table:formula="of:=[.AC325]/[.AD325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6]+[.C326]+[.D326]+[.E326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6]+[.O326]*2" office:value-type="float" office:value="47" calcext:value-type="float">
            <text:p>47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6]+8)^2)/5)*10" office:value-type="float" office:value="1250" calcext:value-type="float">
            <text:p>1250</text:p>
          </table:table-cell>
          <table:table-cell table:formula="of:=((([.$F326]+8)*2)^2)/([.$F326]+60)" office:value-type="float" office:value="32.4675324675325" calcext:value-type="float">
            <text:p>32.4675324675325</text:p>
          </table:table-cell>
          <table:table-cell table:formula="of:=[.AC326]/[.AD32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7]+[.C327]+[.D327]+[.E327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7]+8)^2)/5)*10" office:value-type="float" office:value="1058" calcext:value-type="float">
            <text:p>1058</text:p>
          </table:table-cell>
          <table:table-cell table:formula="of:=((([.$F327]+8)*2)^2)/([.$F327]+60)" office:value-type="float" office:value="28.2133333333333" calcext:value-type="float">
            <text:p>28.2133333333333</text:p>
          </table:table-cell>
          <table:table-cell table:formula="of:=[.AC327]/[.AD32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51" calcext:value-type="float">
            <text:p>5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8]+8)^2)/5)*10" office:value-type="float" office:value="1800" calcext:value-type="float">
            <text:p>1800</text:p>
          </table:table-cell>
          <table:table-cell table:formula="of:=((([.$F328]+8)*2)^2)/([.$F328]+60)" office:value-type="float" office:value="43.9024390243903" calcext:value-type="float">
            <text:p>43.9024390243903</text:p>
          </table:table-cell>
          <table:table-cell table:formula="of:=[.AC328]/[.AD32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9]+[.O329]*2" office:value-type="float" office:value="55" calcext:value-type="float">
            <text:p>55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9]+8)^2)/5)*10" office:value-type="float" office:value="1152" calcext:value-type="float">
            <text:p>1152</text:p>
          </table:table-cell>
          <table:table-cell table:formula="of:=((([.$F329]+8)*2)^2)/([.$F329]+60)" office:value-type="float" office:value="30.3157894736842" calcext:value-type="float">
            <text:p>30.3157894736842</text:p>
          </table:table-cell>
          <table:table-cell table:formula="of:=[.AC329]/[.AD32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0]+[.C330]+[.D330]+[.E330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9" calcext:value-type="float">
            <text:p>5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" calcext:value-type="float">
            <text:p>6</text:p>
          </table:table-cell>
          <table:table-cell table:number-columns-repeated="2"/>
          <table:table-cell table:style-name="ce17" table:formula="of:=((([.$F330]+8)^2)/5)*10" office:value-type="float" office:value="3200" calcext:value-type="float">
            <text:p>3200</text:p>
          </table:table-cell>
          <table:table-cell table:formula="of:=((([.$F330]+8)*2)^2)/([.$F330]+60)" office:value-type="float" office:value="69.5652173913043" calcext:value-type="float">
            <text:p>69.5652173913043</text:p>
          </table:table-cell>
          <table:table-cell table:formula="of:=[.AC330]/[.AD330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3]+[.C333]+[.D333]+[.E333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3]+[.O333]*2" office:value-type="float" office:value="54" calcext:value-type="float">
            <text:p>5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3]+8)^2)/5)*10" office:value-type="float" office:value="1922" calcext:value-type="float">
            <text:p>1922</text:p>
          </table:table-cell>
          <table:table-cell table:formula="of:=((([.$F333]+8)*2)^2)/([.$F333]+60)" office:value-type="float" office:value="46.3132530120482" calcext:value-type="float">
            <text:p>46.3132530120482</text:p>
          </table:table-cell>
          <table:table-cell table:formula="of:=[.AC333]/[.AD333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71" calcext:value-type="float">
            <text:p>7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4]+8)^2)/5)*10" office:value-type="float" office:value="4608" calcext:value-type="float">
            <text:p>4608</text:p>
          </table:table-cell>
          <table:table-cell table:formula="of:=((([.$F334]+8)*2)^2)/([.$F334]+60)" office:value-type="float" office:value="92.16" calcext:value-type="float">
            <text:p>92.16</text:p>
          </table:table-cell>
          <table:table-cell table:formula="of:=[.AC334]/[.AD33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5]+[.C335]+[.D335]+[.E33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8" calcext:value-type="float">
            <text:p>58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5]+8)^2)/5)*10" office:value-type="float" office:value="2888" calcext:value-type="float">
            <text:p>2888</text:p>
          </table:table-cell>
          <table:table-cell table:formula="of:=((([.$F335]+8)*2)^2)/([.$F335]+60)" office:value-type="float" office:value="64.1777777777778" calcext:value-type="float">
            <text:p>64.1777777777778</text:p>
          </table:table-cell>
          <table:table-cell table:formula="of:=[.AC335]/[.AD33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6]+[.O336]*2" office:value-type="float" office:value="67" calcext:value-type="float">
            <text:p>67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7]+8)^2)/5)*10" office:value-type="float" office:value="1352" calcext:value-type="float">
            <text:p>1352</text:p>
          </table:table-cell>
          <table:table-cell table:formula="of:=((([.$F337]+8)*2)^2)/([.$F337]+60)" office:value-type="float" office:value="34.6666666666667" calcext:value-type="float">
            <text:p>34.6666666666667</text:p>
          </table:table-cell>
          <table:table-cell table:formula="of:=[.AC337]/[.AD33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5" calcext:value-type="float">
            <text:p>65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8]+8)^2)/5)*10" office:value-type="float" office:value="4418" calcext:value-type="float">
            <text:p>4418</text:p>
          </table:table-cell>
          <table:table-cell table:formula="of:=((([.$F338]+8)*2)^2)/([.$F338]+60)" office:value-type="float" office:value="89.2525252525252" calcext:value-type="float">
            <text:p>89.2525252525252</text:p>
          </table:table-cell>
          <table:table-cell table:formula="of:=[.AC338]/[.AD33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9]+8)^2)/5)*10" office:value-type="float" office:value="3872" calcext:value-type="float">
            <text:p>3872</text:p>
          </table:table-cell>
          <table:table-cell table:formula="of:=((([.$F339]+8)*2)^2)/([.$F339]+60)" office:value-type="float" office:value="80.6666666666667" calcext:value-type="float">
            <text:p>80.6666666666667</text:p>
          </table:table-cell>
          <table:table-cell table:formula="of:=[.AC339]/[.AD339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63" calcext:value-type="float">
            <text:p>6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1]+[.C341]+[.D341]+[.E341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56" calcext:value-type="float">
            <text:p>5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1]+8)^2)/5)*10" office:value-type="float" office:value="4050" calcext:value-type="float">
            <text:p>4050</text:p>
          </table:table-cell>
          <table:table-cell table:formula="of:=((([.$F341]+8)*2)^2)/([.$F341]+60)" office:value-type="float" office:value="83.5051546391753" calcext:value-type="float">
            <text:p>83.5051546391753</text:p>
          </table:table-cell>
          <table:table-cell table:formula="of:=[.AC341]/[.AD34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60" calcext:value-type="float">
            <text:p>60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3" calcext:value-type="float">
            <text:p>6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3]+8)^2)/5)*10" office:value-type="float" office:value="4418" calcext:value-type="float">
            <text:p>4418</text:p>
          </table:table-cell>
          <table:table-cell table:formula="of:=((([.$F343]+8)*2)^2)/([.$F343]+60)" office:value-type="float" office:value="89.2525252525252" calcext:value-type="float">
            <text:p>89.2525252525252</text:p>
          </table:table-cell>
          <table:table-cell table:formula="of:=[.AC343]/[.AD34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2" calcext:value-type="float">
            <text:p>6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5]+[.C345]+[.D345]+[.E345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5]+[.O345]*2" office:value-type="float" office:value="53" calcext:value-type="float">
            <text:p>53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5]+8)^2)/5)*10" office:value-type="float" office:value="1152" calcext:value-type="float">
            <text:p>1152</text:p>
          </table:table-cell>
          <table:table-cell table:formula="of:=((([.$F345]+8)*2)^2)/([.$F345]+60)" office:value-type="float" office:value="30.3157894736842" calcext:value-type="float">
            <text:p>30.3157894736842</text:p>
          </table:table-cell>
          <table:table-cell table:formula="of:=[.AC345]/[.AD34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6]+8)^2)/5)*10" office:value-type="float" office:value="2888" calcext:value-type="float">
            <text:p>2888</text:p>
          </table:table-cell>
          <table:table-cell table:formula="of:=((([.$F346]+8)*2)^2)/([.$F346]+60)" office:value-type="float" office:value="64.1777777777778" calcext:value-type="float">
            <text:p>64.1777777777778</text:p>
          </table:table-cell>
          <table:table-cell table:formula="of:=[.AC346]/[.AD34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7]+[.C347]+[.D347]+[.E3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7]+[.O347]*2" office:value-type="float" office:value="57" calcext:value-type="float">
            <text:p>5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7]+8)^2)/5)*10" office:value-type="float" office:value="3042" calcext:value-type="float">
            <text:p>3042</text:p>
          </table:table-cell>
          <table:table-cell table:formula="of:=((([.$F347]+8)*2)^2)/([.$F347]+60)" office:value-type="float" office:value="66.8571428571429" calcext:value-type="float">
            <text:p>66.8571428571429</text:p>
          </table:table-cell>
          <table:table-cell table:formula="of:=[.AC347]/[.AD34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58" calcext:value-type="float">
            <text:p>58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8]+8)^2)/5)*10" office:value-type="float" office:value="3362" calcext:value-type="float">
            <text:p>3362</text:p>
          </table:table-cell>
          <table:table-cell table:formula="of:=((([.$F348]+8)*2)^2)/([.$F348]+60)" office:value-type="float" office:value="72.3010752688172" calcext:value-type="float">
            <text:p>72.3010752688172</text:p>
          </table:table-cell>
          <table:table-cell table:formula="of:=[.AC348]/[.AD34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9]+[.C349]+[.D349]+[.E349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9]+8)^2)/5)*10" office:value-type="float" office:value="4232" calcext:value-type="float">
            <text:p>4232</text:p>
          </table:table-cell>
          <table:table-cell table:formula="of:=((([.$F349]+8)*2)^2)/([.$F349]+60)" office:value-type="float" office:value="86.3673469387755" calcext:value-type="float">
            <text:p>86.3673469387755</text:p>
          </table:table-cell>
          <table:table-cell table:formula="of:=[.AC349]/[.AD34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6" calcext:value-type="float">
            <text:p>6</text:p>
          </table:table-cell>
          <table:table-cell table:number-columns-repeated="2"/>
          <table:table-cell table:style-name="ce17" table:formula="of:=((([.$F350]+8)^2)/5)*10" office:value-type="float" office:value="4608" calcext:value-type="float">
            <text:p>4608</text:p>
          </table:table-cell>
          <table:table-cell table:formula="of:=((([.$F350]+8)*2)^2)/([.$F350]+60)" office:value-type="float" office:value="92.16" calcext:value-type="float">
            <text:p>92.16</text:p>
          </table:table-cell>
          <table:table-cell table:formula="of:=[.AC350]/[.AD35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1]+[.C351]+[.D351]+[.E351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1]+[.O351]*2" office:value-type="float" office:value="45" calcext:value-type="float">
            <text:p>4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1]+8)^2)/5)*10" office:value-type="float" office:value="450" calcext:value-type="float">
            <text:p>450</text:p>
          </table:table-cell>
          <table:table-cell table:formula="of:=((([.$F351]+8)*2)^2)/([.$F351]+60)" office:value-type="float" office:value="24.3243243243243" calcext:value-type="float">
            <text:p>24.3243243243243</text:p>
          </table:table-cell>
          <table:table-cell table:formula="of:=[.AC351]/[.AD3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64" calcext:value-type="float">
            <text:p>64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3]+8)^2)/5)*10" office:value-type="float" office:value="4050" calcext:value-type="float">
            <text:p>4050</text:p>
          </table:table-cell>
          <table:table-cell table:formula="of:=((([.$F353]+8)*2)^2)/([.$F353]+60)" office:value-type="float" office:value="83.5051546391753" calcext:value-type="float">
            <text:p>83.5051546391753</text:p>
          </table:table-cell>
          <table:table-cell table:formula="of:=[.AC353]/[.AD35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4]+[.C354]+[.D354]+[.E35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72" calcext:value-type="float">
            <text:p>72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4]+8)^2)/5)*10" office:value-type="float" office:value="4232" calcext:value-type="float">
            <text:p>4232</text:p>
          </table:table-cell>
          <table:table-cell table:formula="of:=((([.$F354]+8)*2)^2)/([.$F354]+60)" office:value-type="float" office:value="86.3673469387755" calcext:value-type="float">
            <text:p>86.3673469387755</text:p>
          </table:table-cell>
          <table:table-cell table:formula="of:=[.AC354]/[.AD35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5]+[.O355]*2" office:value-type="float" office:value="61" calcext:value-type="float">
            <text:p>61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5]+8)^2)/5)*10" office:value-type="float" office:value="4418" calcext:value-type="float">
            <text:p>4418</text:p>
          </table:table-cell>
          <table:table-cell table:formula="of:=((([.$F355]+8)*2)^2)/([.$F355]+60)" office:value-type="float" office:value="89.2525252525252" calcext:value-type="float">
            <text:p>89.2525252525252</text:p>
          </table:table-cell>
          <table:table-cell table:formula="of:=[.AC355]/[.AD35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67" calcext:value-type="float">
            <text:p>6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6]+8)^2)/5)*10" office:value-type="float" office:value="4802" calcext:value-type="float">
            <text:p>4802</text:p>
          </table:table-cell>
          <table:table-cell table:formula="of:=((([.$F356]+8)*2)^2)/([.$F356]+60)" office:value-type="float" office:value="95.0891089108911" calcext:value-type="float">
            <text:p>95.0891089108911</text:p>
          </table:table-cell>
          <table:table-cell table:formula="of:=[.AC356]/[.AD35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7]+[.O357]*2" office:value-type="float" office:value="66" calcext:value-type="float">
            <text:p>66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7]+8)^2)/5)*10" office:value-type="float" office:value="5202" calcext:value-type="float">
            <text:p>5202</text:p>
          </table:table-cell>
          <table:table-cell table:formula="of:=((([.$F357]+8)*2)^2)/([.$F357]+60)" office:value-type="float" office:value="101.009708737864" calcext:value-type="float">
            <text:p>101.009708737864</text:p>
          </table:table-cell>
          <table:table-cell table:formula="of:=[.AC357]/[.AD35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2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8];[.$A11];[$Troops.$AB$2:.$AB$268];[.$B$10];[$Troops.$Z$2:.$Z$268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8];[.$A11];[$Troops.$AB$2:.$AB$268];[.$B$10];[$Troops.$Z$2:.$Z$268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8];[.$A11];[$Troops.$AB$2:.$AB$268];[.$B$10];[$Troops.$Z$2:.$Z$268];[.D$1])/[.$M11]*[.D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8];[.$A11];[$Troops.$AB$2:.$AB$268];[.$B$10];[$Troops.$Z$2:.$Z$268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8];[.$A11];[$Troops.$AB$2:.$AB$268];[.$B$10];[$Troops.$Z$2:.$Z$268];[.G$1])/[.$M11]*[.G2]" office:value-type="float" office:value="5" calcext:value-type="float">
            <text:p>5</text:p>
          </table:table-cell>
          <table:table-cell table:style-name="ce31" table:formula="of:=COUNTIFS([$Troops.$AA$2:.$AA$268];[.$A11];[$Troops.$AB$2:.$AB$268];[.$B$10];[$Troops.$Z$2:.$Z$268];[.H$1])/[.$M11]*[.H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I$1])/[.$M11]*[.I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J$1])/[.$M11]*[.J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K$1])/[.$M11]*[.K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L$1])/[.$M11]*[.L2]" office:value-type="float" office:value="0" calcext:value-type="float">
            <text:p>0</text:p>
          </table:table-cell>
          <table:table-cell table:formula="of:=COUNTIFS([$Troops.AA$2:.AA$268];[.A11];[$Troops.AB$2:.AB$268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8];[.$A12];[$Troops.$AB$2:.$AB$268];[.$B$10];[$Troops.$Z$2:.$Z$268];[.B$1])/[.$M12]*[.B3]" office:value-type="float" office:value="37.5" calcext:value-type="float">
            <text:p>37.5</text:p>
          </table:table-cell>
          <table:table-cell table:style-name="ce31" table:formula="of:=COUNTIFS([$Troops.$AA$2:.$AA$268];[.$A12];[$Troops.$AB$2:.$AB$268];[.$B$10];[$Troops.$Z$2:.$Z$268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8];[.$A12];[$Troops.$AB$2:.$AB$268];[.$B$10];[$Troops.$Z$2:.$Z$268];[.D$1])/[.$M12]*[.D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E$1])/[.$M12]*[.E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F$1])/[.$M12]*[.F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G$1])/[.$M12]*[.G3]" office:value-type="float" office:value="30" calcext:value-type="float">
            <text:p>30</text:p>
          </table:table-cell>
          <table:table-cell table:style-name="ce31" table:formula="of:=COUNTIFS([$Troops.$AA$2:.$AA$268];[.$A12];[$Troops.$AB$2:.$AB$268];[.$B$10];[$Troops.$Z$2:.$Z$268];[.H$1])/[.$M12]*[.H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I$1])/[.$M12]*[.I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J$1])/[.$M12]*[.J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K$1])/[.$M12]*[.K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L$1])/[.$M12]*[.L3]" office:value-type="float" office:value="0" calcext:value-type="float">
            <text:p>0</text:p>
          </table:table-cell>
          <table:table-cell table:formula="of:=COUNTIFS([$Troops.AA$2:.AA$268];[.A12];[$Troops.AB$2:.AB$268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8];[.$A13];[$Troops.$AB$2:.$AB$268];[.$B$10];[$Troops.$Z$2:.$Z$268];[.B$1])/[.$M13]*[.B4]" office:value-type="float" office:value="5" calcext:value-type="float">
            <text:p>5</text:p>
          </table:table-cell>
          <table:table-cell table:style-name="ce31" table:formula="of:=COUNTIFS([$Troops.$AA$2:.$AA$268];[.$A13];[$Troops.$AB$2:.$AB$268];[.$B$10];[$Troops.$Z$2:.$Z$268];[.C$1])/[.$M13]*[.C4]" office:value-type="float" office:value="13" calcext:value-type="float">
            <text:p>13</text:p>
          </table:table-cell>
          <table:table-cell table:style-name="ce31" table:formula="of:=COUNTIFS([$Troops.$AA$2:.$AA$268];[.$A13];[$Troops.$AB$2:.$AB$268];[.$B$10];[$Troops.$Z$2:.$Z$268];[.D$1])/[.$M13]*[.D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E$1])/[.$M13]*[.E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F$1])/[.$M13]*[.F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G$1])/[.$M13]*[.G4]" office:value-type="float" office:value="6" calcext:value-type="float">
            <text:p>6</text:p>
          </table:table-cell>
          <table:table-cell table:style-name="ce31" table:formula="of:=COUNTIFS([$Troops.$AA$2:.$AA$268];[.$A13];[$Troops.$AB$2:.$AB$268];[.$B$10];[$Troops.$Z$2:.$Z$268];[.H$1])/[.$M13]*[.H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I$1])/[.$M13]*[.I4]/10" office:value-type="float" office:value="3.2" calcext:value-type="float">
            <text:p>3.2</text:p>
          </table:table-cell>
          <table:table-cell table:style-name="ce31" table:formula="of:=COUNTIFS([$Troops.$AA$2:.$AA$268];[.$A13];[$Troops.$AB$2:.$AB$268];[.$B$10];[$Troops.$Z$2:.$Z$268];[.J$1])/[.$M13]*[.J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K$1])/[.$M13]*[.K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L$1])/[.$M13]*[.L4]" office:value-type="float" office:value="0" calcext:value-type="float">
            <text:p>0</text:p>
          </table:table-cell>
          <table:table-cell table:formula="of:=COUNTIFS([$Troops.AA$2:.AA$268];[.A13];[$Troops.AB$2:.AB$268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8];[.$A14];[$Troops.$AB$2:.$AB$268];[.$B$10];[$Troops.$Z$2:.$Z$268];[.B$1])/[.$M14]*[.B5]" office:value-type="float" office:value="25" calcext:value-type="float">
            <text:p>25</text:p>
          </table:table-cell>
          <table:table-cell table:style-name="ce31" table:formula="of:=COUNTIFS([$Troops.$AA$2:.$AA$268];[.$A14];[$Troops.$AB$2:.$AB$268];[.$B$10];[$Troops.$Z$2:.$Z$268];[.C$1])/[.$M14]*[.C5]" office:value-type="float" office:value="7.5" calcext:value-type="float">
            <text:p>7.5</text:p>
          </table:table-cell>
          <table:table-cell table:style-name="ce31" table:formula="of:=COUNTIFS([$Troops.$AA$2:.$AA$268];[.$A14];[$Troops.$AB$2:.$AB$268];[.$B$10];[$Troops.$Z$2:.$Z$268];[.D$1])/[.$M14]*[.D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E$1])/[.$M14]*[.E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F$1])/[.$M14]*[.F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G$1])/[.$M14]*[.G5]" office:value-type="float" office:value="11.25" calcext:value-type="float">
            <text:p>11.25</text:p>
          </table:table-cell>
          <table:table-cell table:style-name="ce31" table:formula="of:=COUNTIFS([$Troops.$AA$2:.$AA$268];[.$A14];[$Troops.$AB$2:.$AB$268];[.$B$10];[$Troops.$Z$2:.$Z$268];[.H$1])/[.$M14]*[.H5]" office:value-type="float" office:value="1.25" calcext:value-type="float">
            <text:p>1.25</text:p>
          </table:table-cell>
          <table:table-cell table:style-name="ce31" table:formula="of:=COUNTIFS([$Troops.$AA$2:.$AA$268];[.$A14];[$Troops.$AB$2:.$AB$268];[.$B$10];[$Troops.$Z$2:.$Z$268];[.I$1])/[.$M14]*[.I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J$1])/[.$M14]*[.J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K$1])/[.$M14]*[.K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L$1])/[.$M14]*[.L5]" office:value-type="float" office:value="0" calcext:value-type="float">
            <text:p>0</text:p>
          </table:table-cell>
          <table:table-cell table:formula="of:=COUNTIFS([$Troops.AA$2:.AA$268];[.A14];[$Troops.AB$2:.AB$268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8];[.$A15];[$Troops.$AB$2:.$AB$268];[.$B$10];[$Troops.$Z$2:.$Z$268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8];[.$A15];[$Troops.$AB$2:.$AB$268];[.$B$10];[$Troops.$Z$2:.$Z$268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8];[.$A15];[$Troops.$AB$2:.$AB$268];[.$B$10];[$Troops.$Z$2:.$Z$268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8];[.$A15];[$Troops.$AB$2:.$AB$268];[.$B$10];[$Troops.$Z$2:.$Z$268];[.E$1])/[.$M15]*[.E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F$1])/[.$M15]*[.F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G$1])/[.$M15]*[.G6]" office:value-type="float" office:value="5" calcext:value-type="float">
            <text:p>5</text:p>
          </table:table-cell>
          <table:table-cell table:style-name="ce31" table:formula="of:=COUNTIFS([$Troops.$AA$2:.$AA$268];[.$A15];[$Troops.$AB$2:.$AB$268];[.$B$10];[$Troops.$Z$2:.$Z$268];[.H$1])/[.$M15]*[.H6]" office:value-type="float" office:value="12.5" calcext:value-type="float">
            <text:p>12.5</text:p>
          </table:table-cell>
          <table:table-cell table:style-name="ce31" table:formula="of:=COUNTIFS([$Troops.$AA$2:.$AA$268];[.$A15];[$Troops.$AB$2:.$AB$268];[.$B$10];[$Troops.$Z$2:.$Z$268];[.I$1])/[.$M15]*[.I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J$1])/[.$M15]*[.J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K$1])/[.$M15]*[.K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L$1])/[.$M15]*[.L6]" office:value-type="float" office:value="0" calcext:value-type="float">
            <text:p>0</text:p>
          </table:table-cell>
          <table:table-cell table:formula="of:=COUNTIFS([$Troops.AA$2:.AA$268];[.A15];[$Troops.AB$2:.AB$268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8];[.$A16];[$Troops.$AB$2:.$AB$268];[.$B$10];[$Troops.$Z$2:.$Z$268];[.B$1])/[.$M16]*[.B7]" office:value-type="float" office:value="32" calcext:value-type="float">
            <text:p>32</text:p>
          </table:table-cell>
          <table:table-cell table:style-name="ce31" table:formula="of:=COUNTIFS([$Troops.$AA$2:.$AA$268];[.$A16];[$Troops.$AB$2:.$AB$268];[.$B$10];[$Troops.$Z$2:.$Z$268];[.C$1])/[.$M16]*[.C7]" office:value-type="float" office:value="2" calcext:value-type="float">
            <text:p>2</text:p>
          </table:table-cell>
          <table:table-cell table:style-name="ce31" table:formula="of:=COUNTIFS([$Troops.$AA$2:.$AA$268];[.$A16];[$Troops.$AB$2:.$AB$268];[.$B$10];[$Troops.$Z$2:.$Z$268];[.D$1])/[.$M16]*[.D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E$1])/[.$M16]*[.E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F$1])/[.$M16]*[.F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G$1])/[.$M16]*[.G7]" office:value-type="float" office:value="8" calcext:value-type="float">
            <text:p>8</text:p>
          </table:table-cell>
          <table:table-cell table:style-name="ce31" table:formula="of:=COUNTIFS([$Troops.$AA$2:.$AA$268];[.$A16];[$Troops.$AB$2:.$AB$268];[.$B$10];[$Troops.$Z$2:.$Z$268];[.H$1])/[.$M16]*[.H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I$1])/[.$M16]*[.I7]" office:value-type="float" office:value="18" calcext:value-type="float">
            <text:p>18</text:p>
          </table:table-cell>
          <table:table-cell table:style-name="ce31" table:formula="of:=COUNTIFS([$Troops.$AA$2:.$AA$268];[.$A16];[$Troops.$AB$2:.$AB$268];[.$B$10];[$Troops.$Z$2:.$Z$268];[.J$1])/[.$M16]*[.J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K$1])/[.$M16]*[.K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L$1])/[.$M16]*[.L7]" office:value-type="float" office:value="0" calcext:value-type="float">
            <text:p>0</text:p>
          </table:table-cell>
          <table:table-cell table:formula="of:=COUNTIFS([$Troops.AA$2:.AA$268];[.A16];[$Troops.AB$2:.AB$268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19];[$Troops.$AB$2:.$AB$268];[.$B$18];[$Troops.$Z$2:.$Z$268];[.B$1])/[.$M19]*[.B2]" office:value-type="float" office:value="11.1111111111111" calcext:value-type="float">
            <text:p>11.1111111111111</text:p>
          </table:table-cell>
          <table:table-cell table:formula="of:=COUNTIFS([$Troops.$AA$2:.$AA$268];[.$A19];[$Troops.$AB$2:.$AB$268];[.$B$18];[$Troops.$Z$2:.$Z$268];[.C$1])/[.$M19]*[.C2]" office:value-type="float" office:value="2.77777777777778" calcext:value-type="float">
            <text:p>2.77777777777778</text:p>
          </table:table-cell>
          <table:table-cell table:formula="of:=COUNTIFS([$Troops.$AA$2:.$AA$268];[.$A19];[$Troops.$AB$2:.$AB$268];[.$B$18];[$Troops.$Z$2:.$Z$268];[.D$1])/[.$M19]*[.D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E$1])/[.$M19]*[.E2]" office:value-type="float" office:value="2.22222222222222" calcext:value-type="float">
            <text:p>2.22222222222222</text:p>
          </table:table-cell>
          <table:table-cell table:formula="of:=COUNTIFS([$Troops.$AA$2:.$AA$268];[.$A19];[$Troops.$AB$2:.$AB$268];[.$B$18];[$Troops.$Z$2:.$Z$268];[.F$1])/[.$M19]*[.F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G$1])/[.$M19]*[.G2]" office:value-type="float" office:value="6.66666666666667" calcext:value-type="float">
            <text:p>6.66666666666667</text:p>
          </table:table-cell>
          <table:table-cell table:formula="of:=COUNTIFS([$Troops.$AA$2:.$AA$268];[.$A19];[$Troops.$AB$2:.$AB$268];[.$B$18];[$Troops.$Z$2:.$Z$268];[.H$1])/[.$M19]*[.H2]" office:value-type="float" office:value="3.33333333333333" calcext:value-type="float">
            <text:p>3.33333333333333</text:p>
          </table:table-cell>
          <table:table-cell table:formula="of:=COUNTIFS([$Troops.$AA$2:.$AA$268];[.$A19];[$Troops.$AB$2:.$AB$268];[.$B$18];[$Troops.$Z$2:.$Z$268];[.I$1])/[.$M19]*[.I2]" office:value-type="float" office:value="15.5555555555556" calcext:value-type="float">
            <text:p>15.5555555555556</text:p>
          </table:table-cell>
          <table:table-cell table:formula="of:=COUNTIFS([$Troops.$AA$2:.$AA$268];[.$A19];[$Troops.$AB$2:.$AB$268];[.$B$18];[$Troops.$Z$2:.$Z$268];[.J$1])/[.$M19]*[.J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K$1])/[.$M19]*[.K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L$1])/[.$M19]*[.L2]" office:value-type="float" office:value="0.555555555555556" calcext:value-type="float">
            <text:p>0.555555555555556</text:p>
          </table:table-cell>
          <table:table-cell table:formula="of:=COUNTIFS([$Troops.AA$2:.AA$268];[.A19];[$Troops.AB$2:.AB$268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0];[$Troops.$AB$2:.$AB$268];[.$B$18];[$Troops.$Z$2:.$Z$268];[.B$1])/[.$M20]*[.B3]" office:value-type="float" office:value="28.125" calcext:value-type="float">
            <text:p>28.125</text:p>
          </table:table-cell>
          <table:table-cell table:formula="of:=COUNTIFS([$Troops.$AA$2:.$AA$268];[.$A20];[$Troops.$AB$2:.$AB$268];[.$B$18];[$Troops.$Z$2:.$Z$268];[.C$1])/[.$M20]*[.C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D$1])/[.$M20]*[.D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E$1])/[.$M20]*[.E3]" office:value-type="float" office:value="3.75" calcext:value-type="float">
            <text:p>3.75</text:p>
          </table:table-cell>
          <table:table-cell table:formula="of:=COUNTIFS([$Troops.$AA$2:.$AA$268];[.$A20];[$Troops.$AB$2:.$AB$268];[.$B$18];[$Troops.$Z$2:.$Z$268];[.F$1])/[.$M20]*[.F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G$1])/[.$M20]*[.G3]" office:value-type="float" office:value="11.25" calcext:value-type="float">
            <text:p>11.25</text:p>
          </table:table-cell>
          <table:table-cell table:formula="of:=COUNTIFS([$Troops.$AA$2:.$AA$268];[.$A20];[$Troops.$AB$2:.$AB$268];[.$B$18];[$Troops.$Z$2:.$Z$268];[.H$1])/[.$M20]*[.H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I$1])/[.$M20]*[.I3]" office:value-type="float" office:value="12.5" calcext:value-type="float">
            <text:p>12.5</text:p>
          </table:table-cell>
          <table:table-cell table:formula="of:=COUNTIFS([$Troops.$AA$2:.$AA$268];[.$A20];[$Troops.$AB$2:.$AB$268];[.$B$18];[$Troops.$Z$2:.$Z$268];[.J$1])/[.$M20]*[.J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K$1])/[.$M20]*[.K3]" office:value-type="float" office:value="3.125" calcext:value-type="float">
            <text:p>3.125</text:p>
          </table:table-cell>
          <table:table-cell table:formula="of:=COUNTIFS([$Troops.$AA$2:.$AA$268];[.$A20];[$Troops.$AB$2:.$AB$268];[.$B$18];[$Troops.$Z$2:.$Z$268];[.L$1])/[.$M20]*[.L3]" office:value-type="float" office:value="3.75" calcext:value-type="float">
            <text:p>3.75</text:p>
          </table:table-cell>
          <table:table-cell table:formula="of:=COUNTIFS([$Troops.AA$2:.AA$268];[.A20];[$Troops.AB$2:.AB$268];[.B$18])" office:value-type="float" office:value="8" calcext:value-type="float">
            <text:p>8</text:p>
          </table:table-cell>
          <table:table-cell/>
          <table:table-cell table:formula="of:=[.B20]/SUM([.$B20:.$L20])" office:value-type="percentage" office:value="0.45" calcext:value-type="percentage">
            <text:p>45.00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6" calcext:value-type="percentage">
            <text:p>6.00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8" calcext:value-type="percentage">
            <text:p>18.00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2" calcext:value-type="percentage">
            <text:p>20.00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5" calcext:value-type="percentage">
            <text:p>5.00%</text:p>
          </table:table-cell>
          <table:table-cell table:formula="of:=[.L20]/SUM([.$B20:.$L20])" office:value-type="percentage" office:value="0.06" calcext:value-type="percentage">
            <text:p>6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1];[$Troops.$AB$2:.$AB$268];[.$B$18];[$Troops.$Z$2:.$Z$268];[.B$1])/[.$M21]*[.B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C$1])/[.$M21]*[.C4]" office:value-type="float" office:value="5.90909090909091" calcext:value-type="float">
            <text:p>5.90909090909091</text:p>
          </table:table-cell>
          <table:table-cell table:formula="of:=COUNTIFS([$Troops.$AA$2:.$AA$268];[.$A21];[$Troops.$AB$2:.$AB$268];[.$B$18];[$Troops.$Z$2:.$Z$268];[.D$1])/[.$M21]*[.D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E$1])/[.$M21]*[.E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F$1])/[.$M21]*[.F4]" office:value-type="float" office:value="0.909090909090909" calcext:value-type="float">
            <text:p>0.909090909090909</text:p>
          </table:table-cell>
          <table:table-cell table:formula="of:=COUNTIFS([$Troops.$AA$2:.$AA$268];[.$A21];[$Troops.$AB$2:.$AB$268];[.$B$18];[$Troops.$Z$2:.$Z$268];[.G$1])/[.$M21]*[.G4]" office:value-type="float" office:value="2.72727272727273" calcext:value-type="float">
            <text:p>2.72727272727273</text:p>
          </table:table-cell>
          <table:table-cell table:formula="of:=COUNTIFS([$Troops.$AA$2:.$AA$268];[.$A21];[$Troops.$AB$2:.$AB$268];[.$B$18];[$Troops.$Z$2:.$Z$268];[.H$1])/[.$M21]*[.H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I$1])/[.$M21]*[.I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J$1])/[.$M21]*[.J4]" office:value-type="float" office:value="9.09090909090909" calcext:value-type="float">
            <text:p>9.09090909090909</text:p>
          </table:table-cell>
          <table:table-cell table:formula="of:=COUNTIFS([$Troops.$AA$2:.$AA$268];[.$A21];[$Troops.$AB$2:.$AB$268];[.$B$18];[$Troops.$Z$2:.$Z$268];[.K$1])/[.$M21]*[.K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L$1])/[.$M21]*[.L4]" office:value-type="float" office:value="4.54545454545455" calcext:value-type="float">
            <text:p>4.54545454545455</text:p>
          </table:table-cell>
          <table:table-cell table:formula="of:=COUNTIFS([$Troops.AA$2:.AA$268];[.A21];[$Troops.AB$2:.AB$268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22];[$Troops.$AB$2:.$AB$268];[.$B$18];[$Troops.$Z$2:.$Z$268];[.B$1])/[.$M22]*[.B5]" office:value-type="float" office:value="18.1818181818182" calcext:value-type="float">
            <text:p>18.1818181818182</text:p>
          </table:table-cell>
          <table:table-cell table:formula="of:=COUNTIFS([$Troops.$AA$2:.$AA$268];[.$A22];[$Troops.$AB$2:.$AB$268];[.$B$18];[$Troops.$Z$2:.$Z$268];[.C$1])/[.$M22]*[.C5]" office:value-type="float" office:value="2.72727272727273" calcext:value-type="float">
            <text:p>2.72727272727273</text:p>
          </table:table-cell>
          <table:table-cell table:formula="of:=COUNTIFS([$Troops.$AA$2:.$AA$268];[.$A22];[$Troops.$AB$2:.$AB$268];[.$B$18];[$Troops.$Z$2:.$Z$268];[.D$1])/[.$M22]*[.D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E$1])/[.$M22]*[.E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F$1])/[.$M22]*[.F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G$1])/[.$M22]*[.G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H$1])/[.$M22]*[.H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I$1])/[.$M22]*[.I5]" office:value-type="float" office:value="0.909090909090909" calcext:value-type="float">
            <text:p>0.909090909090909</text:p>
          </table:table-cell>
          <table:table-cell table:formula="of:=COUNTIFS([$Troops.$AA$2:.$AA$268];[.$A22];[$Troops.$AB$2:.$AB$268];[.$B$18];[$Troops.$Z$2:.$Z$268];[.J$1])/[.$M22]*[.J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K$1])/[.$M22]*[.K5]" office:value-type="float" office:value="0.454545454545455" calcext:value-type="float">
            <text:p>0.454545454545455</text:p>
          </table:table-cell>
          <table:table-cell table:formula="of:=COUNTIFS([$Troops.$AA$2:.$AA$268];[.$A22];[$Troops.$AB$2:.$AB$268];[.$B$18];[$Troops.$Z$2:.$Z$268];[.L$1])/[.$M22]*[.L5]" office:value-type="float" office:value="2.72727272727273" calcext:value-type="float">
            <text:p>2.72727272727273</text:p>
          </table:table-cell>
          <table:table-cell table:formula="of:=COUNTIFS([$Troops.AA$2:.AA$268];[.A22];[$Troops.AB$2:.AB$268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23];[$Troops.$AB$2:.$AB$268];[.$B$18];[$Troops.$Z$2:.$Z$268];[.B$1])/[.$M23]*[.B6]" office:value-type="float" office:value="7.27272727272727" calcext:value-type="float">
            <text:p>7.27272727272727</text:p>
          </table:table-cell>
          <table:table-cell table:formula="of:=COUNTIFS([$Troops.$AA$2:.$AA$268];[.$A23];[$Troops.$AB$2:.$AB$268];[.$B$18];[$Troops.$Z$2:.$Z$268];[.C$1])/[.$M23]*[.C6]" office:value-type="float" office:value="9.09090909090909" calcext:value-type="float">
            <text:p>9.09090909090909</text:p>
          </table:table-cell>
          <table:table-cell table:formula="of:=COUNTIFS([$Troops.$AA$2:.$AA$268];[.$A23];[$Troops.$AB$2:.$AB$268];[.$B$18];[$Troops.$Z$2:.$Z$268];[.D$1])/[.$M23]*[.D6]" office:value-type="float" office:value="3.63636363636364" calcext:value-type="float">
            <text:p>3.63636363636364</text:p>
          </table:table-cell>
          <table:table-cell table:formula="of:=COUNTIFS([$Troops.$AA$2:.$AA$268];[.$A23];[$Troops.$AB$2:.$AB$268];[.$B$18];[$Troops.$Z$2:.$Z$268];[.E$1])/[.$M23]*[.E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F$1])/[.$M23]*[.F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G$1])/[.$M23]*[.G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H$1])/[.$M23]*[.H6]" office:value-type="float" office:value="6.81818181818182" calcext:value-type="float">
            <text:p>6.81818181818182</text:p>
          </table:table-cell>
          <table:table-cell table:formula="of:=COUNTIFS([$Troops.$AA$2:.$AA$268];[.$A23];[$Troops.$AB$2:.$AB$268];[.$B$18];[$Troops.$Z$2:.$Z$268];[.I$1])/[.$M23]*[.I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J$1])/[.$M23]*[.J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K$1])/[.$M23]*[.K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L$1])/[.$M23]*[.L6]" office:value-type="float" office:value="0" calcext:value-type="float">
            <text:p>0</text:p>
          </table:table-cell>
          <table:table-cell table:formula="of:=COUNTIFS([$Troops.AA$2:.AA$268];[.A23];[$Troops.AB$2:.AB$268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24];[$Troops.$AB$2:.$AB$268];[.$B$18];[$Troops.$Z$2:.$Z$268];[.B$1])/[.$M24]*[.B7]" office:value-type="float" office:value="16" calcext:value-type="float">
            <text:p>16</text:p>
          </table:table-cell>
          <table:table-cell table:formula="of:=COUNTIFS([$Troops.$AA$2:.$AA$268];[.$A24];[$Troops.$AB$2:.$AB$268];[.$B$18];[$Troops.$Z$2:.$Z$268];[.C$1])/[.$M24]*[.C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D$1])/[.$M24]*[.D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E$1])/[.$M24]*[.E7]" office:value-type="float" office:value="10" calcext:value-type="float">
            <text:p>10</text:p>
          </table:table-cell>
          <table:table-cell table:formula="of:=COUNTIFS([$Troops.$AA$2:.$AA$268];[.$A24];[$Troops.$AB$2:.$AB$268];[.$B$18];[$Troops.$Z$2:.$Z$268];[.F$1])/[.$M24]*[.F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G$1])/[.$M24]*[.G7]" office:value-type="float" office:value="4" calcext:value-type="float">
            <text:p>4</text:p>
          </table:table-cell>
          <table:table-cell table:formula="of:=COUNTIFS([$Troops.$AA$2:.$AA$268];[.$A24];[$Troops.$AB$2:.$AB$268];[.$B$18];[$Troops.$Z$2:.$Z$268];[.H$1])/[.$M24]*[.H7]" office:value-type="float" office:value="0.5" calcext:value-type="float">
            <text:p>0.5</text:p>
          </table:table-cell>
          <table:table-cell table:formula="of:=COUNTIFS([$Troops.$AA$2:.$AA$268];[.$A24];[$Troops.$AB$2:.$AB$268];[.$B$18];[$Troops.$Z$2:.$Z$268];[.I$1])/[.$M24]*[.I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J$1])/[.$M24]*[.J7]" office:value-type="float" office:value="3" calcext:value-type="float">
            <text:p>3</text:p>
          </table:table-cell>
          <table:table-cell table:formula="of:=COUNTIFS([$Troops.$AA$2:.$AA$268];[.$A24];[$Troops.$AB$2:.$AB$268];[.$B$18];[$Troops.$Z$2:.$Z$268];[.K$1])/[.$M24]*[.K7]" office:value-type="float" office:value="2.5" calcext:value-type="float">
            <text:p>2.5</text:p>
          </table:table-cell>
          <table:table-cell table:formula="of:=COUNTIFS([$Troops.$AA$2:.$AA$268];[.$A24];[$Troops.$AB$2:.$AB$268];[.$B$18];[$Troops.$Z$2:.$Z$268];[.L$1])/[.$M24]*[.L7]" office:value-type="float" office:value="10" calcext:value-type="float">
            <text:p>10</text:p>
          </table:table-cell>
          <table:table-cell table:formula="of:=COUNTIFS([$Troops.AA$2:.AA$268];[.A24];[$Troops.AB$2:.AB$268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27];[$Troops.$AB$2:.$AB$268];[.$B$26];[$Troops.$Z$2:.$Z$268];[.B$1])/[.$M27]*[.B2]" office:value-type="float" office:value="7.14285714285714" calcext:value-type="float">
            <text:p>7.14285714285714</text:p>
          </table:table-cell>
          <table:table-cell table:formula="of:=COUNTIFS([$Troops.$AA$2:.$AA$268];[.$A27];[$Troops.$AB$2:.$AB$268];[.$B$26];[$Troops.$Z$2:.$Z$268];[.C$1])/[.$M27]*[.C2]" office:value-type="float" office:value="3.57142857142857" calcext:value-type="float">
            <text:p>3.57142857142857</text:p>
          </table:table-cell>
          <table:table-cell table:formula="of:=COUNTIFS([$Troops.$AA$2:.$AA$268];[.$A27];[$Troops.$AB$2:.$AB$268];[.$B$26];[$Troops.$Z$2:.$Z$268];[.D$1])/[.$M27]*[.D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E$1])/[.$M27]*[.E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F$1])/[.$M27]*[.F2]" office:value-type="float" office:value="1.42857142857143" calcext:value-type="float">
            <text:p>1.42857142857143</text:p>
          </table:table-cell>
          <table:table-cell table:formula="of:=COUNTIFS([$Troops.$AA$2:.$AA$268];[.$A27];[$Troops.$AB$2:.$AB$268];[.$B$26];[$Troops.$Z$2:.$Z$268];[.G$1])/[.$M27]*[.G2]" office:value-type="float" office:value="4.28571428571429" calcext:value-type="float">
            <text:p>4.28571428571429</text:p>
          </table:table-cell>
          <table:table-cell table:formula="of:=COUNTIFS([$Troops.$AA$2:.$AA$268];[.$A27];[$Troops.$AB$2:.$AB$268];[.$B$26];[$Troops.$Z$2:.$Z$268];[.H$1])/[.$M27]*[.H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I$1])/[.$M27]*[.I2]" office:value-type="float" office:value="15" calcext:value-type="float">
            <text:p>15</text:p>
          </table:table-cell>
          <table:table-cell table:formula="of:=COUNTIFS([$Troops.$AA$2:.$AA$268];[.$A27];[$Troops.$AB$2:.$AB$268];[.$B$26];[$Troops.$Z$2:.$Z$268];[.J$1])/[.$M27]*[.J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K$1])/[.$M27]*[.K2]" office:value-type="float" office:value="1.07142857142857" calcext:value-type="float">
            <text:p>1.07142857142857</text:p>
          </table:table-cell>
          <table:table-cell table:formula="of:=COUNTIFS([$Troops.$AA$2:.$AA$268];[.$A27];[$Troops.$AB$2:.$AB$268];[.$B$26];[$Troops.$Z$2:.$Z$268];[.L$1])/[.$M27]*[.L2]" office:value-type="float" office:value="0" calcext:value-type="float">
            <text:p>0</text:p>
          </table:table-cell>
          <table:table-cell table:formula="of:=COUNTIFS([$Troops.AA$2:.AA$268];[.A27];[$Troops.AB$2:.AB$268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8];[$Troops.$AB$2:.$AB$268];[.$B$26];[$Troops.$Z$2:.$Z$268];[.B$1])/[.$M28]*[.B3]" office:value-type="float" office:value="16.0714285714286" calcext:value-type="float">
            <text:p>16.0714285714286</text:p>
          </table:table-cell>
          <table:table-cell table:formula="of:=COUNTIFS([$Troops.$AA$2:.$AA$268];[.$A28];[$Troops.$AB$2:.$AB$268];[.$B$26];[$Troops.$Z$2:.$Z$268];[.C$1])/[.$M28]*[.C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D$1])/[.$M28]*[.D3]" office:value-type="float" office:value="0.357142857142857" calcext:value-type="float">
            <text:p>0.357142857142857</text:p>
          </table:table-cell>
          <table:table-cell table:formula="of:=COUNTIFS([$Troops.$AA$2:.$AA$268];[.$A28];[$Troops.$AB$2:.$AB$268];[.$B$26];[$Troops.$Z$2:.$Z$268];[.E$1])/[.$M28]*[.E3]" office:value-type="float" office:value="2.14285714285714" calcext:value-type="float">
            <text:p>2.14285714285714</text:p>
          </table:table-cell>
          <table:table-cell table:formula="of:=COUNTIFS([$Troops.$AA$2:.$AA$268];[.$A28];[$Troops.$AB$2:.$AB$268];[.$B$26];[$Troops.$Z$2:.$Z$268];[.F$1])/[.$M28]*[.F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G$1])/[.$M28]*[.G3]" office:value-type="float" office:value="12.8571428571429" calcext:value-type="float">
            <text:p>12.8571428571429</text:p>
          </table:table-cell>
          <table:table-cell table:formula="of:=COUNTIFS([$Troops.$AA$2:.$AA$268];[.$A28];[$Troops.$AB$2:.$AB$268];[.$B$26];[$Troops.$Z$2:.$Z$268];[.H$1])/[.$M28]*[.H3]" office:value-type="float" office:value="0" calcext:value-type="float">
            <text:p>0</text:p>
          </table:table-cell>
          <table:table-cell table:formula="of:=COUNTIFS([$Troops.$AA$2:.$AA$268];[.$A28];[$Troops.$AB$2:.$AB$268];[.$B$26];[$Troops.$Z$2:.$Z$268];[.I$1])/[.$M28]*[.I3]" office:value-type="float" office:value="14.2857142857143" calcext:value-type="float">
            <text:p>14.2857142857143</text:p>
          </table:table-cell>
          <table:table-cell table:formula="of:=COUNTIFS([$Troops.$AA$2:.$AA$268];[.$A28];[$Troops.$AB$2:.$AB$268];[.$B$26];[$Troops.$Z$2:.$Z$268];[.J$1])/[.$M28]*[.J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K$1])/[.$M28]*[.K3]" office:value-type="float" office:value="3.57142857142857" calcext:value-type="float">
            <text:p>3.57142857142857</text:p>
          </table:table-cell>
          <table:table-cell table:formula="of:=COUNTIFS([$Troops.$AA$2:.$AA$268];[.$A28];[$Troops.$AB$2:.$AB$268];[.$B$26];[$Troops.$Z$2:.$Z$268];[.L$1])/[.$M28]*[.L3]" office:value-type="float" office:value="0" calcext:value-type="float">
            <text:p>0</text:p>
          </table:table-cell>
          <table:table-cell table:formula="of:=COUNTIFS([$Troops.AA$2:.AA$268];[.A28];[$Troops.AB$2:.AB$268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9];[$Troops.$AB$2:.$AB$268];[.$B$26];[$Troops.$Z$2:.$Z$268];[.B$1])/[.$M29]*[.B4]" office:value-type="float" office:value="5" calcext:value-type="float">
            <text:p>5</text:p>
          </table:table-cell>
          <table:table-cell table:formula="of:=COUNTIFS([$Troops.$AA$2:.$AA$268];[.$A29];[$Troops.$AB$2:.$AB$268];[.$B$26];[$Troops.$Z$2:.$Z$268];[.C$1])/[.$M29]*[.C4]" office:value-type="float" office:value="6.5" calcext:value-type="float">
            <text:p>6.5</text:p>
          </table:table-cell>
          <table:table-cell table:formula="of:=COUNTIFS([$Troops.$AA$2:.$AA$268];[.$A29];[$Troops.$AB$2:.$AB$268];[.$B$26];[$Troops.$Z$2:.$Z$268];[.D$1])/[.$M29]*[.D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E$1])/[.$M29]*[.E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F$1])/[.$M29]*[.F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G$1])/[.$M29]*[.G4]" office:value-type="float" office:value="3" calcext:value-type="float">
            <text:p>3</text:p>
          </table:table-cell>
          <table:table-cell table:formula="of:=COUNTIFS([$Troops.$AA$2:.$AA$268];[.$A29];[$Troops.$AB$2:.$AB$268];[.$B$26];[$Troops.$Z$2:.$Z$268];[.H$1])/[.$M29]*[.H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I$1])/[.$M29]*[.I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J$1])/[.$M29]*[.J4]" office:value-type="float" office:value="10" calcext:value-type="float">
            <text:p>10</text:p>
          </table:table-cell>
          <table:table-cell table:formula="of:=COUNTIFS([$Troops.$AA$2:.$AA$268];[.$A29];[$Troops.$AB$2:.$AB$268];[.$B$26];[$Troops.$Z$2:.$Z$268];[.K$1])/[.$M29]*[.K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L$1])/[.$M29]*[.L4]" office:value-type="float" office:value="5" calcext:value-type="float">
            <text:p>5</text:p>
          </table:table-cell>
          <table:table-cell table:formula="of:=COUNTIFS([$Troops.AA$2:.AA$268];[.A29];[$Troops.AB$2:.AB$268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0];[$Troops.$AB$2:.$AB$268];[.$B$26];[$Troops.$Z$2:.$Z$268];[.B$1])/[.$M30]*[.B5]" office:value-type="float" office:value="10" calcext:value-type="float">
            <text:p>10</text:p>
          </table:table-cell>
          <table:table-cell table:formula="of:=COUNTIFS([$Troops.$AA$2:.$AA$268];[.$A30];[$Troops.$AB$2:.$AB$268];[.$B$26];[$Troops.$Z$2:.$Z$268];[.C$1])/[.$M30]*[.C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D$1])/[.$M30]*[.D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E$1])/[.$M30]*[.E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F$1])/[.$M30]*[.F5]" office:value-type="float" office:value="1.5" calcext:value-type="float">
            <text:p>1.5</text:p>
          </table:table-cell>
          <table:table-cell table:formula="of:=COUNTIFS([$Troops.$AA$2:.$AA$268];[.$A30];[$Troops.$AB$2:.$AB$268];[.$B$26];[$Troops.$Z$2:.$Z$268];[.G$1])/[.$M30]*[.G5]" office:value-type="float" office:value="9" calcext:value-type="float">
            <text:p>9</text:p>
          </table:table-cell>
          <table:table-cell table:formula="of:=COUNTIFS([$Troops.$AA$2:.$AA$268];[.$A30];[$Troops.$AB$2:.$AB$268];[.$B$26];[$Troops.$Z$2:.$Z$268];[.H$1])/[.$M30]*[.H5]" office:value-type="float" office:value="0.5" calcext:value-type="float">
            <text:p>0.5</text:p>
          </table:table-cell>
          <table:table-cell table:formula="of:=COUNTIFS([$Troops.$AA$2:.$AA$268];[.$A30];[$Troops.$AB$2:.$AB$268];[.$B$26];[$Troops.$Z$2:.$Z$268];[.I$1])/[.$M30]*[.I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J$1])/[.$M30]*[.J5]" office:value-type="float" office:value="1" calcext:value-type="float">
            <text:p>1</text:p>
          </table:table-cell>
          <table:table-cell table:formula="of:=COUNTIFS([$Troops.$AA$2:.$AA$268];[.$A30];[$Troops.$AB$2:.$AB$268];[.$B$26];[$Troops.$Z$2:.$Z$268];[.K$1])/[.$M30]*[.K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L$1])/[.$M30]*[.L5]" office:value-type="float" office:value="0" calcext:value-type="float">
            <text:p>0</text:p>
          </table:table-cell>
          <table:table-cell table:formula="of:=COUNTIFS([$Troops.AA$2:.AA$268];[.A30];[$Troops.AB$2:.AB$268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1];[$Troops.$AB$2:.$AB$268];[.$B$26];[$Troops.$Z$2:.$Z$268];[.B$1])/[.$M31]*[.B6]" office:value-type="float" office:value="8.88888888888889" calcext:value-type="float">
            <text:p>8.88888888888889</text:p>
          </table:table-cell>
          <table:table-cell table:formula="of:=COUNTIFS([$Troops.$AA$2:.$AA$268];[.$A31];[$Troops.$AB$2:.$AB$268];[.$B$26];[$Troops.$Z$2:.$Z$268];[.C$1])/[.$M31]*[.C6]" office:value-type="float" office:value="11.1111111111111" calcext:value-type="float">
            <text:p>11.1111111111111</text:p>
          </table:table-cell>
          <table:table-cell table:formula="of:=COUNTIFS([$Troops.$AA$2:.$AA$268];[.$A31];[$Troops.$AB$2:.$AB$268];[.$B$26];[$Troops.$Z$2:.$Z$268];[.D$1])/[.$M31]*[.D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E$1])/[.$M31]*[.E6]" office:value-type="float" office:value="2.77777777777778" calcext:value-type="float">
            <text:p>2.77777777777778</text:p>
          </table:table-cell>
          <table:table-cell table:formula="of:=COUNTIFS([$Troops.$AA$2:.$AA$268];[.$A31];[$Troops.$AB$2:.$AB$268];[.$B$26];[$Troops.$Z$2:.$Z$268];[.F$1])/[.$M31]*[.F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G$1])/[.$M31]*[.G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H$1])/[.$M31]*[.H6]" office:value-type="float" office:value="8.33333333333333" calcext:value-type="float">
            <text:p>8.33333333333333</text:p>
          </table:table-cell>
          <table:table-cell table:formula="of:=COUNTIFS([$Troops.$AA$2:.$AA$268];[.$A31];[$Troops.$AB$2:.$AB$268];[.$B$26];[$Troops.$Z$2:.$Z$268];[.I$1])/[.$M31]*[.I6]" office:value-type="float" office:value="5.55555555555556" calcext:value-type="float">
            <text:p>5.55555555555556</text:p>
          </table:table-cell>
          <table:table-cell table:formula="of:=COUNTIFS([$Troops.$AA$2:.$AA$268];[.$A31];[$Troops.$AB$2:.$AB$268];[.$B$26];[$Troops.$Z$2:.$Z$268];[.J$1])/[.$M31]*[.J6]" office:value-type="float" office:value="3.33333333333333" calcext:value-type="float">
            <text:p>3.33333333333333</text:p>
          </table:table-cell>
          <table:table-cell table:formula="of:=COUNTIFS([$Troops.$AA$2:.$AA$268];[.$A31];[$Troops.$AB$2:.$AB$268];[.$B$26];[$Troops.$Z$2:.$Z$268];[.K$1])/[.$M31]*[.K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L$1])/[.$M31]*[.L6]" office:value-type="float" office:value="0" calcext:value-type="float">
            <text:p>0</text:p>
          </table:table-cell>
          <table:table-cell table:formula="of:=COUNTIFS([$Troops.AA$2:.AA$268];[.A31];[$Troops.AB$2:.AB$268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32];[$Troops.$AB$2:.$AB$268];[.$B$26];[$Troops.$Z$2:.$Z$268];[.B$1])/[.$M32]*[.B7]" office:value-type="float" office:value="6.66666666666667" calcext:value-type="float">
            <text:p>6.66666666666667</text:p>
          </table:table-cell>
          <table:table-cell table:formula="of:=COUNTIFS([$Troops.$AA$2:.$AA$268];[.$A32];[$Troops.$AB$2:.$AB$268];[.$B$26];[$Troops.$Z$2:.$Z$268];[.C$1])/[.$M32]*[.C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D$1])/[.$M32]*[.D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E$1])/[.$M32]*[.E7]" office:value-type="float" office:value="16.6666666666667" calcext:value-type="float">
            <text:p>16.6666666666667</text:p>
          </table:table-cell>
          <table:table-cell table:formula="of:=COUNTIFS([$Troops.$AA$2:.$AA$268];[.$A32];[$Troops.$AB$2:.$AB$268];[.$B$26];[$Troops.$Z$2:.$Z$268];[.F$1])/[.$M32]*[.F7]" office:value-type="float" office:value="1.66666666666667" calcext:value-type="float">
            <text:p>1.66666666666667</text:p>
          </table:table-cell>
          <table:table-cell table:formula="of:=COUNTIFS([$Troops.$AA$2:.$AA$268];[.$A32];[$Troops.$AB$2:.$AB$268];[.$B$26];[$Troops.$Z$2:.$Z$268];[.G$1])/[.$M32]*[.G7]" office:value-type="float" office:value="3.33333333333333" calcext:value-type="float">
            <text:p>3.33333333333333</text:p>
          </table:table-cell>
          <table:table-cell table:formula="of:=COUNTIFS([$Troops.$AA$2:.$AA$268];[.$A32];[$Troops.$AB$2:.$AB$268];[.$B$26];[$Troops.$Z$2:.$Z$268];[.H$1])/[.$M32]*[.H7]" office:value-type="float" office:value="0.416666666666667" calcext:value-type="float">
            <text:p>0.416666666666667</text:p>
          </table:table-cell>
          <table:table-cell table:formula="of:=COUNTIFS([$Troops.$AA$2:.$AA$268];[.$A32];[$Troops.$AB$2:.$AB$268];[.$B$26];[$Troops.$Z$2:.$Z$268];[.I$1])/[.$M32]*[.I7]" office:value-type="float" office:value="7.5" calcext:value-type="float">
            <text:p>7.5</text:p>
          </table:table-cell>
          <table:table-cell table:formula="of:=COUNTIFS([$Troops.$AA$2:.$AA$268];[.$A32];[$Troops.$AB$2:.$AB$268];[.$B$26];[$Troops.$Z$2:.$Z$268];[.J$1])/[.$M32]*[.J7]" office:value-type="float" office:value="2.5" calcext:value-type="float">
            <text:p>2.5</text:p>
          </table:table-cell>
          <table:table-cell table:formula="of:=COUNTIFS([$Troops.$AA$2:.$AA$268];[.$A32];[$Troops.$AB$2:.$AB$268];[.$B$26];[$Troops.$Z$2:.$Z$268];[.K$1])/[.$M32]*[.K7]" office:value-type="float" office:value="2.08333333333333" calcext:value-type="float">
            <text:p>2.08333333333333</text:p>
          </table:table-cell>
          <table:table-cell table:formula="of:=COUNTIFS([$Troops.$AA$2:.$AA$268];[.$A32];[$Troops.$AB$2:.$AB$268];[.$B$26];[$Troops.$Z$2:.$Z$268];[.L$1])/[.$M32]*[.L7]" office:value-type="float" office:value="8.33333333333333" calcext:value-type="float">
            <text:p>8.33333333333333</text:p>
          </table:table-cell>
          <table:table-cell table:formula="of:=COUNTIFS([$Troops.AA$2:.AA$268];[.A32];[$Troops.AB$2:.AB$268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35];[$Troops.$AB$2:.$AB$268];[.$B$34];[$Troops.$Z$2:.$Z$268];[.B$1])/[.$M35]*[.B2]" office:value-type="float" office:value="16.6666666666667" calcext:value-type="float">
            <text:p>16.6666666666667</text:p>
          </table:table-cell>
          <table:table-cell table:formula="of:=COUNTIFS([$Troops.$AA$2:.$AA$268];[.$A35];[$Troops.$AB$2:.$AB$268];[.$B$34];[$Troops.$Z$2:.$Z$268];[.C$1])/[.$M35]*[.C2]" office:value-type="float" office:value="4.16666666666667" calcext:value-type="float">
            <text:p>4.16666666666667</text:p>
          </table:table-cell>
          <table:table-cell table:formula="of:=COUNTIFS([$Troops.$AA$2:.$AA$268];[.$A35];[$Troops.$AB$2:.$AB$268];[.$B$34];[$Troops.$Z$2:.$Z$268];[.D$1])/[.$M35]*[.D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E$1])/[.$M35]*[.E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F$1])/[.$M35]*[.F2]" office:value-type="float" office:value="1.66666666666667" calcext:value-type="float">
            <text:p>1.66666666666667</text:p>
          </table:table-cell>
          <table:table-cell table:formula="of:=COUNTIFS([$Troops.$AA$2:.$AA$268];[.$A35];[$Troops.$AB$2:.$AB$268];[.$B$34];[$Troops.$Z$2:.$Z$268];[.G$1])/[.$M35]*[.G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H$1])/[.$M35]*[.H2]" office:value-type="float" office:value="5" calcext:value-type="float">
            <text:p>5</text:p>
          </table:table-cell>
          <table:table-cell table:formula="of:=COUNTIFS([$Troops.$AA$2:.$AA$268];[.$A35];[$Troops.$AB$2:.$AB$268];[.$B$34];[$Troops.$Z$2:.$Z$268];[.I$1])/[.$M35]*[.I2]" office:value-type="float" office:value="11.6666666666667" calcext:value-type="float">
            <text:p>11.6666666666667</text:p>
          </table:table-cell>
          <table:table-cell table:formula="of:=COUNTIFS([$Troops.$AA$2:.$AA$268];[.$A35];[$Troops.$AB$2:.$AB$268];[.$B$34];[$Troops.$Z$2:.$Z$268];[.J$1])/[.$M35]*[.J2]" office:value-type="float" office:value="2.5" calcext:value-type="float">
            <text:p>2.5</text:p>
          </table:table-cell>
          <table:table-cell table:formula="of:=COUNTIFS([$Troops.$AA$2:.$AA$268];[.$A35];[$Troops.$AB$2:.$AB$268];[.$B$34];[$Troops.$Z$2:.$Z$268];[.K$1])/[.$M35]*[.K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L$1])/[.$M35]*[.L2]" office:value-type="float" office:value="0" calcext:value-type="float">
            <text:p>0</text:p>
          </table:table-cell>
          <table:table-cell table:formula="of:=COUNTIFS([$Troops.AA$2:.AA$268];[.A35];[$Troops.AB$2:.AB$268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36];[$Troops.$AB$2:.$AB$268];[.$B$34];[$Troops.$Z$2:.$Z$268];[.B$1])/[.$M36]*[.B3]" office:value-type="float" office:value="15" calcext:value-type="float">
            <text:p>15</text:p>
          </table:table-cell>
          <table:table-cell table:formula="of:=COUNTIFS([$Troops.$AA$2:.$AA$268];[.$A36];[$Troops.$AB$2:.$AB$268];[.$B$34];[$Troops.$Z$2:.$Z$268];[.C$1])/[.$M36]*[.C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D$1])/[.$M36]*[.D3]" office:value-type="float" office:value="0.5" calcext:value-type="float">
            <text:p>0.5</text:p>
          </table:table-cell>
          <table:table-cell table:formula="of:=COUNTIFS([$Troops.$AA$2:.$AA$268];[.$A36];[$Troops.$AB$2:.$AB$268];[.$B$34];[$Troops.$Z$2:.$Z$268];[.E$1])/[.$M36]*[.E3]" office:value-type="float" office:value="3" calcext:value-type="float">
            <text:p>3</text:p>
          </table:table-cell>
          <table:table-cell table:formula="of:=COUNTIFS([$Troops.$AA$2:.$AA$268];[.$A36];[$Troops.$AB$2:.$AB$268];[.$B$34];[$Troops.$Z$2:.$Z$268];[.F$1])/[.$M36]*[.F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G$1])/[.$M36]*[.G3]" office:value-type="float" office:value="9" calcext:value-type="float">
            <text:p>9</text:p>
          </table:table-cell>
          <table:table-cell table:formula="of:=COUNTIFS([$Troops.$AA$2:.$AA$268];[.$A36];[$Troops.$AB$2:.$AB$268];[.$B$34];[$Troops.$Z$2:.$Z$268];[.H$1])/[.$M36]*[.H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I$1])/[.$M36]*[.I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J$1])/[.$M36]*[.J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K$1])/[.$M36]*[.K3]" office:value-type="float" office:value="7.5" calcext:value-type="float">
            <text:p>7.5</text:p>
          </table:table-cell>
          <table:table-cell table:formula="of:=COUNTIFS([$Troops.$AA$2:.$AA$268];[.$A36];[$Troops.$AB$2:.$AB$268];[.$B$34];[$Troops.$Z$2:.$Z$268];[.L$1])/[.$M36]*[.L3]" office:value-type="float" office:value="0" calcext:value-type="float">
            <text:p>0</text:p>
          </table:table-cell>
          <table:table-cell table:formula="of:=COUNTIFS([$Troops.AA$2:.AA$268];[.A36];[$Troops.AB$2:.AB$268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37];[$Troops.$AB$2:.$AB$268];[.$B$34];[$Troops.$Z$2:.$Z$268];[.B$1])/[.$M37]*[.B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C$1])/[.$M37]*[.C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D$1])/[.$M37]*[.D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E$1])/[.$M37]*[.E4]" office:value-type="float" office:value="3.57142857142857" calcext:value-type="float">
            <text:p>3.57142857142857</text:p>
          </table:table-cell>
          <table:table-cell table:formula="of:=COUNTIFS([$Troops.$AA$2:.$AA$268];[.$A37];[$Troops.$AB$2:.$AB$268];[.$B$34];[$Troops.$Z$2:.$Z$268];[.F$1])/[.$M37]*[.F4]" office:value-type="float" office:value="2.85714285714286" calcext:value-type="float">
            <text:p>2.85714285714286</text:p>
          </table:table-cell>
          <table:table-cell table:formula="of:=COUNTIFS([$Troops.$AA$2:.$AA$268];[.$A37];[$Troops.$AB$2:.$AB$268];[.$B$34];[$Troops.$Z$2:.$Z$268];[.G$1])/[.$M37]*[.G4]" office:value-type="float" office:value="4.28571428571429" calcext:value-type="float">
            <text:p>4.28571428571429</text:p>
          </table:table-cell>
          <table:table-cell table:formula="of:=COUNTIFS([$Troops.$AA$2:.$AA$268];[.$A37];[$Troops.$AB$2:.$AB$268];[.$B$34];[$Troops.$Z$2:.$Z$268];[.H$1])/[.$M37]*[.H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I$1])/[.$M37]*[.I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J$1])/[.$M37]*[.J4]" office:value-type="float" office:value="14.2857142857143" calcext:value-type="float">
            <text:p>14.2857142857143</text:p>
          </table:table-cell>
          <table:table-cell table:formula="of:=COUNTIFS([$Troops.$AA$2:.$AA$268];[.$A37];[$Troops.$AB$2:.$AB$268];[.$B$34];[$Troops.$Z$2:.$Z$268];[.K$1])/[.$M37]*[.K4]" office:value-type="float" office:value="22.8571428571429" calcext:value-type="float">
            <text:p>22.8571428571429</text:p>
          </table:table-cell>
          <table:table-cell table:formula="of:=COUNTIFS([$Troops.$AA$2:.$AA$268];[.$A37];[$Troops.$AB$2:.$AB$268];[.$B$34];[$Troops.$Z$2:.$Z$268];[.L$1])/[.$M37]*[.L4]" office:value-type="float" office:value="0" calcext:value-type="float">
            <text:p>0</text:p>
          </table:table-cell>
          <table:table-cell table:formula="of:=COUNTIFS([$Troops.AA$2:.AA$268];[.A37];[$Troops.AB$2:.AB$268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8];[$Troops.$AB$2:.$AB$268];[.$B$34];[$Troops.$Z$2:.$Z$268];[.B$1])/[.$M38]*[.B5]" office:value-type="float" office:value="12.5" calcext:value-type="float">
            <text:p>12.5</text:p>
          </table:table-cell>
          <table:table-cell table:formula="of:=COUNTIFS([$Troops.$AA$2:.$AA$268];[.$A38];[$Troops.$AB$2:.$AB$268];[.$B$34];[$Troops.$Z$2:.$Z$268];[.C$1])/[.$M38]*[.C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D$1])/[.$M38]*[.D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E$1])/[.$M38]*[.E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F$1])/[.$M38]*[.F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G$1])/[.$M38]*[.G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H$1])/[.$M38]*[.H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I$1])/[.$M38]*[.I5]" office:value-type="float" office:value="2.5" calcext:value-type="float">
            <text:p>2.5</text:p>
          </table:table-cell>
          <table:table-cell table:formula="of:=COUNTIFS([$Troops.$AA$2:.$AA$268];[.$A38];[$Troops.$AB$2:.$AB$268];[.$B$34];[$Troops.$Z$2:.$Z$268];[.J$1])/[.$M38]*[.J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K$1])/[.$M38]*[.K5]" office:value-type="float" office:value="0.625" calcext:value-type="float">
            <text:p>0.625</text:p>
          </table:table-cell>
          <table:table-cell table:formula="of:=COUNTIFS([$Troops.$AA$2:.$AA$268];[.$A38];[$Troops.$AB$2:.$AB$268];[.$B$34];[$Troops.$Z$2:.$Z$268];[.L$1])/[.$M38]*[.L5]" office:value-type="float" office:value="0" calcext:value-type="float">
            <text:p>0</text:p>
          </table:table-cell>
          <table:table-cell table:formula="of:=COUNTIFS([$Troops.AA$2:.AA$268];[.A38];[$Troops.AB$2:.AB$268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9];[$Troops.$AB$2:.$AB$268];[.$B$34];[$Troops.$Z$2:.$Z$268];[.B$1])/[.$M39]*[.B6]" office:value-type="float" office:value="8.88888888888889" calcext:value-type="float">
            <text:p>8.88888888888889</text:p>
          </table:table-cell>
          <table:table-cell table:formula="of:=COUNTIFS([$Troops.$AA$2:.$AA$268];[.$A39];[$Troops.$AB$2:.$AB$268];[.$B$34];[$Troops.$Z$2:.$Z$268];[.C$1])/[.$M39]*[.C6]" office:value-type="float" office:value="11.1111111111111" calcext:value-type="float">
            <text:p>11.1111111111111</text:p>
          </table:table-cell>
          <table:table-cell table:formula="of:=COUNTIFS([$Troops.$AA$2:.$AA$268];[.$A39];[$Troops.$AB$2:.$AB$268];[.$B$34];[$Troops.$Z$2:.$Z$268];[.D$1])/[.$M39]*[.D6]" office:value-type="float" office:value="4.44444444444444" calcext:value-type="float">
            <text:p>4.44444444444444</text:p>
          </table:table-cell>
          <table:table-cell table:formula="of:=COUNTIFS([$Troops.$AA$2:.$AA$268];[.$A39];[$Troops.$AB$2:.$AB$268];[.$B$34];[$Troops.$Z$2:.$Z$268];[.E$1])/[.$M39]*[.E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F$1])/[.$M39]*[.F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G$1])/[.$M39]*[.G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H$1])/[.$M39]*[.H6]" office:value-type="float" office:value="8.33333333333333" calcext:value-type="float">
            <text:p>8.33333333333333</text:p>
          </table:table-cell>
          <table:table-cell table:formula="of:=COUNTIFS([$Troops.$AA$2:.$AA$268];[.$A39];[$Troops.$AB$2:.$AB$268];[.$B$34];[$Troops.$Z$2:.$Z$268];[.I$1])/[.$M39]*[.I6]" office:value-type="float" office:value="5.55555555555556" calcext:value-type="float">
            <text:p>5.55555555555556</text:p>
          </table:table-cell>
          <table:table-cell table:formula="of:=COUNTIFS([$Troops.$AA$2:.$AA$268];[.$A39];[$Troops.$AB$2:.$AB$268];[.$B$34];[$Troops.$Z$2:.$Z$268];[.J$1])/[.$M39]*[.J6]" office:value-type="float" office:value="3.33333333333333" calcext:value-type="float">
            <text:p>3.33333333333333</text:p>
          </table:table-cell>
          <table:table-cell table:formula="of:=COUNTIFS([$Troops.$AA$2:.$AA$268];[.$A39];[$Troops.$AB$2:.$AB$268];[.$B$34];[$Troops.$Z$2:.$Z$268];[.K$1])/[.$M39]*[.K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L$1])/[.$M39]*[.L6]" office:value-type="float" office:value="0" calcext:value-type="float">
            <text:p>0</text:p>
          </table:table-cell>
          <table:table-cell table:formula="of:=COUNTIFS([$Troops.AA$2:.AA$268];[.A39];[$Troops.AB$2:.AB$268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0];[$Troops.$AB$2:.$AB$268];[.$B$34];[$Troops.$Z$2:.$Z$268];[.B$1])/[.$M40]*[.B7]" office:value-type="float" office:value="26.6666666666667" calcext:value-type="float">
            <text:p>26.6666666666667</text:p>
          </table:table-cell>
          <table:table-cell table:formula="of:=COUNTIFS([$Troops.$AA$2:.$AA$268];[.$A40];[$Troops.$AB$2:.$AB$268];[.$B$34];[$Troops.$Z$2:.$Z$268];[.C$1])/[.$M40]*[.C7]" office:value-type="float" office:value="1.66666666666667" calcext:value-type="float">
            <text:p>1.66666666666667</text:p>
          </table:table-cell>
          <table:table-cell table:formula="of:=COUNTIFS([$Troops.$AA$2:.$AA$268];[.$A40];[$Troops.$AB$2:.$AB$268];[.$B$34];[$Troops.$Z$2:.$Z$268];[.D$1])/[.$M40]*[.D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E$1])/[.$M40]*[.E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F$1])/[.$M40]*[.F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G$1])/[.$M40]*[.G7]" office:value-type="float" office:value="6.66666666666667" calcext:value-type="float">
            <text:p>6.66666666666667</text:p>
          </table:table-cell>
          <table:table-cell table:formula="of:=COUNTIFS([$Troops.$AA$2:.$AA$268];[.$A40];[$Troops.$AB$2:.$AB$268];[.$B$34];[$Troops.$Z$2:.$Z$268];[.H$1])/[.$M40]*[.H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I$1])/[.$M40]*[.I7]" office:value-type="float" office:value="15" calcext:value-type="float">
            <text:p>15</text:p>
          </table:table-cell>
          <table:table-cell table:formula="of:=COUNTIFS([$Troops.$AA$2:.$AA$268];[.$A40];[$Troops.$AB$2:.$AB$268];[.$B$34];[$Troops.$Z$2:.$Z$268];[.J$1])/[.$M40]*[.J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K$1])/[.$M40]*[.K7]" office:value-type="float" office:value="4.16666666666667" calcext:value-type="float">
            <text:p>4.16666666666667</text:p>
          </table:table-cell>
          <table:table-cell table:formula="of:=COUNTIFS([$Troops.$AA$2:.$AA$268];[.$A40];[$Troops.$AB$2:.$AB$268];[.$B$34];[$Troops.$Z$2:.$Z$268];[.L$1])/[.$M40]*[.L7]" office:value-type="float" office:value="0" calcext:value-type="float">
            <text:p>0</text:p>
          </table:table-cell>
          <table:table-cell table:formula="of:=COUNTIFS([$Troops.AA$2:.AA$268];[.A40];[$Troops.AB$2:.AB$268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43];[$Troops.$AB$2:.$AB$268];[.$B$42];[$Troops.$Z$2:.$Z$268];[.B$1])/[.$M43]*[.B2]" office:value-type="float" office:value="50" calcext:value-type="float">
            <text:p>50</text:p>
          </table:table-cell>
          <table:table-cell table:formula="of:=COUNTIFS([$Troops.$AA$2:.$AA$268];[.$A43];[$Troops.$AB$2:.$AB$268];[.$B$42];[$Troops.$Z$2:.$Z$268];[.C$1])/[.$M43]*[.C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D$1])/[.$M43]*[.D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E$1])/[.$M43]*[.E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F$1])/[.$M43]*[.F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G$1])/[.$M43]*[.G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H$1])/[.$M43]*[.H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I$1])/[.$M43]*[.I2]" office:value-type="float" office:value="35" calcext:value-type="float">
            <text:p>35</text:p>
          </table:table-cell>
          <table:table-cell table:formula="of:=COUNTIFS([$Troops.$AA$2:.$AA$268];[.$A43];[$Troops.$AB$2:.$AB$268];[.$B$42];[$Troops.$Z$2:.$Z$268];[.J$1])/[.$M43]*[.J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K$1])/[.$M43]*[.K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L$1])/[.$M43]*[.L2]" office:value-type="float" office:value="0" calcext:value-type="float">
            <text:p>0</text:p>
          </table:table-cell>
          <table:table-cell table:formula="of:=COUNTIFS([$Troops.AA$2:.AA$268];[.A43];[$Troops.AB$2:.AB$268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44];[$Troops.$AB$2:.$AB$268];[.$B$42];[$Troops.$Z$2:.$Z$268];[.B$1])/[.$M44]*[.B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C$1])/[.$M44]*[.C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D$1])/[.$M44]*[.D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E$1])/[.$M44]*[.E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F$1])/[.$M44]*[.F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G$1])/[.$M44]*[.G3]" office:value-type="float" office:value="12.8571428571429" calcext:value-type="float">
            <text:p>12.8571428571429</text:p>
          </table:table-cell>
          <table:table-cell table:formula="of:=COUNTIFS([$Troops.$AA$2:.$AA$268];[.$A44];[$Troops.$AB$2:.$AB$268];[.$B$42];[$Troops.$Z$2:.$Z$268];[.H$1])/[.$M44]*[.H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I$1])/[.$M44]*[.I3]" office:value-type="float" office:value="28.5714285714286" calcext:value-type="float">
            <text:p>28.5714285714286</text:p>
          </table:table-cell>
          <table:table-cell table:formula="of:=COUNTIFS([$Troops.$AA$2:.$AA$268];[.$A44];[$Troops.$AB$2:.$AB$268];[.$B$42];[$Troops.$Z$2:.$Z$268];[.J$1])/[.$M44]*[.J3]" office:value-type="float" office:value="3.57142857142857" calcext:value-type="float">
            <text:p>3.57142857142857</text:p>
          </table:table-cell>
          <table:table-cell table:formula="of:=COUNTIFS([$Troops.$AA$2:.$AA$268];[.$A44];[$Troops.$AB$2:.$AB$268];[.$B$42];[$Troops.$Z$2:.$Z$268];[.K$1])/[.$M44]*[.K3]" office:value-type="float" office:value="7.14285714285714" calcext:value-type="float">
            <text:p>7.14285714285714</text:p>
          </table:table-cell>
          <table:table-cell table:formula="of:=COUNTIFS([$Troops.$AA$2:.$AA$268];[.$A44];[$Troops.$AB$2:.$AB$268];[.$B$42];[$Troops.$Z$2:.$Z$268];[.L$1])/[.$M44]*[.L3]" office:value-type="float" office:value="4.28571428571429" calcext:value-type="float">
            <text:p>4.28571428571429</text:p>
          </table:table-cell>
          <table:table-cell table:formula="of:=COUNTIFS([$Troops.AA$2:.AA$268];[.A44];[$Troops.AB$2:.AB$268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45];[$Troops.$AB$2:.$AB$268];[.$B$42];[$Troops.$Z$2:.$Z$268];[.B$1])/[.$M45]*[.B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C$1])/[.$M45]*[.C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D$1])/[.$M45]*[.D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E$1])/[.$M45]*[.E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F$1])/[.$M45]*[.F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G$1])/[.$M45]*[.G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H$1])/[.$M45]*[.H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I$1])/[.$M45]*[.I4]" office:value-type="float" office:value="48" calcext:value-type="float">
            <text:p>48</text:p>
          </table:table-cell>
          <table:table-cell table:formula="of:=COUNTIFS([$Troops.$AA$2:.$AA$268];[.$A45];[$Troops.$AB$2:.$AB$268];[.$B$42];[$Troops.$Z$2:.$Z$268];[.J$1])/[.$M45]*[.J4]" office:value-type="float" office:value="20" calcext:value-type="float">
            <text:p>20</text:p>
          </table:table-cell>
          <table:table-cell table:formula="of:=COUNTIFS([$Troops.$AA$2:.$AA$268];[.$A45];[$Troops.$AB$2:.$AB$268];[.$B$42];[$Troops.$Z$2:.$Z$268];[.K$1])/[.$M45]*[.K4]" office:value-type="float" office:value="16" calcext:value-type="float">
            <text:p>16</text:p>
          </table:table-cell>
          <table:table-cell table:formula="of:=COUNTIFS([$Troops.$AA$2:.$AA$268];[.$A45];[$Troops.$AB$2:.$AB$268];[.$B$42];[$Troops.$Z$2:.$Z$268];[.L$1])/[.$M45]*[.L4]" office:value-type="float" office:value="0" calcext:value-type="float">
            <text:p>0</text:p>
          </table:table-cell>
          <table:table-cell table:formula="of:=COUNTIFS([$Troops.AA$2:.AA$268];[.A45];[$Troops.AB$2:.AB$268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46];[$Troops.$AB$2:.$AB$268];[.$B$42];[$Troops.$Z$2:.$Z$268];[.B$1])/[.$M46]*[.B5]" office:value-type="float" office:value="33.3333333333333" calcext:value-type="float">
            <text:p>33.3333333333333</text:p>
          </table:table-cell>
          <table:table-cell table:formula="of:=COUNTIFS([$Troops.$AA$2:.$AA$268];[.$A46];[$Troops.$AB$2:.$AB$268];[.$B$42];[$Troops.$Z$2:.$Z$268];[.C$1])/[.$M46]*[.C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D$1])/[.$M46]*[.D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E$1])/[.$M46]*[.E5]" office:value-type="float" office:value="15" calcext:value-type="float">
            <text:p>15</text:p>
          </table:table-cell>
          <table:table-cell table:formula="of:=COUNTIFS([$Troops.$AA$2:.$AA$268];[.$A46];[$Troops.$AB$2:.$AB$268];[.$B$42];[$Troops.$Z$2:.$Z$268];[.F$1])/[.$M46]*[.F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G$1])/[.$M46]*[.G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H$1])/[.$M46]*[.H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I$1])/[.$M46]*[.I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J$1])/[.$M46]*[.J5]" office:value-type="float" office:value="3.33333333333333" calcext:value-type="float">
            <text:p>3.33333333333333</text:p>
          </table:table-cell>
          <table:table-cell table:formula="of:=COUNTIFS([$Troops.$AA$2:.$AA$268];[.$A46];[$Troops.$AB$2:.$AB$268];[.$B$42];[$Troops.$Z$2:.$Z$268];[.K$1])/[.$M46]*[.K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L$1])/[.$M46]*[.L5]" office:value-type="float" office:value="0" calcext:value-type="float">
            <text:p>0</text:p>
          </table:table-cell>
          <table:table-cell table:formula="of:=COUNTIFS([$Troops.AA$2:.AA$268];[.A46];[$Troops.AB$2:.AB$268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47];[$Troops.$AB$2:.$AB$268];[.$B$42];[$Troops.$Z$2:.$Z$268];[.B$1])/[.$M47]*[.B6]" office:value-type="float" office:value="22.8571428571429" calcext:value-type="float">
            <text:p>22.8571428571429</text:p>
          </table:table-cell>
          <table:table-cell table:formula="of:=COUNTIFS([$Troops.$AA$2:.$AA$268];[.$A47];[$Troops.$AB$2:.$AB$268];[.$B$42];[$Troops.$Z$2:.$Z$268];[.C$1])/[.$M47]*[.C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D$1])/[.$M47]*[.D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E$1])/[.$M47]*[.E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F$1])/[.$M47]*[.F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G$1])/[.$M47]*[.G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H$1])/[.$M47]*[.H6]" office:value-type="float" office:value="10.7142857142857" calcext:value-type="float">
            <text:p>10.7142857142857</text:p>
          </table:table-cell>
          <table:table-cell table:formula="of:=COUNTIFS([$Troops.$AA$2:.$AA$268];[.$A47];[$Troops.$AB$2:.$AB$268];[.$B$42];[$Troops.$Z$2:.$Z$268];[.I$1])/[.$M47]*[.I6]" office:value-type="float" office:value="7.14285714285714" calcext:value-type="float">
            <text:p>7.14285714285714</text:p>
          </table:table-cell>
          <table:table-cell table:formula="of:=COUNTIFS([$Troops.$AA$2:.$AA$268];[.$A47];[$Troops.$AB$2:.$AB$268];[.$B$42];[$Troops.$Z$2:.$Z$268];[.J$1])/[.$M47]*[.J6]" office:value-type="float" office:value="4.28571428571429" calcext:value-type="float">
            <text:p>4.28571428571429</text:p>
          </table:table-cell>
          <table:table-cell table:formula="of:=COUNTIFS([$Troops.$AA$2:.$AA$268];[.$A47];[$Troops.$AB$2:.$AB$268];[.$B$42];[$Troops.$Z$2:.$Z$268];[.K$1])/[.$M47]*[.K6]" office:value-type="float" office:value="2.14285714285714" calcext:value-type="float">
            <text:p>2.14285714285714</text:p>
          </table:table-cell>
          <table:table-cell table:formula="of:=COUNTIFS([$Troops.$AA$2:.$AA$268];[.$A47];[$Troops.$AB$2:.$AB$268];[.$B$42];[$Troops.$Z$2:.$Z$268];[.L$1])/[.$M47]*[.L6]" office:value-type="float" office:value="0" calcext:value-type="float">
            <text:p>0</text:p>
          </table:table-cell>
          <table:table-cell table:formula="of:=COUNTIFS([$Troops.AA$2:.AA$268];[.A47];[$Troops.AB$2:.AB$268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8];[$Troops.$AB$2:.$AB$268];[.$B$42];[$Troops.$Z$2:.$Z$268];[.B$1])/[.$M48]*[.B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C$1])/[.$M48]*[.C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D$1])/[.$M48]*[.D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E$1])/[.$M48]*[.E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F$1])/[.$M48]*[.F7]" office:value-type="float" office:value="8" calcext:value-type="float">
            <text:p>8</text:p>
          </table:table-cell>
          <table:table-cell table:formula="of:=COUNTIFS([$Troops.$AA$2:.$AA$268];[.$A48];[$Troops.$AB$2:.$AB$268];[.$B$42];[$Troops.$Z$2:.$Z$268];[.G$1])/[.$M48]*[.G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H$1])/[.$M48]*[.H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I$1])/[.$M48]*[.I7]" office:value-type="float" office:value="18" calcext:value-type="float">
            <text:p>18</text:p>
          </table:table-cell>
          <table:table-cell table:formula="of:=COUNTIFS([$Troops.$AA$2:.$AA$268];[.$A48];[$Troops.$AB$2:.$AB$268];[.$B$42];[$Troops.$Z$2:.$Z$268];[.J$1])/[.$M48]*[.J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K$1])/[.$M48]*[.K7]" office:value-type="float" office:value="5" calcext:value-type="float">
            <text:p>5</text:p>
          </table:table-cell>
          <table:table-cell table:formula="of:=COUNTIFS([$Troops.$AA$2:.$AA$268];[.$A48];[$Troops.$AB$2:.$AB$268];[.$B$42];[$Troops.$Z$2:.$Z$268];[.L$1])/[.$M48]*[.L7]" office:value-type="float" office:value="20" calcext:value-type="float">
            <text:p>20</text:p>
          </table:table-cell>
          <table:table-cell table:formula="of:=COUNTIFS([$Troops.AA$2:.AA$268];[.A48];[$Troops.AB$2:.AB$268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8" table:display-filter-buttons="true" table:on-update-keep-styles="true" table:on-update-keep-size="false">
          <table:filter>
            <table:filter-and>
              <table:filter-condition table:field-number="27" table:value="Lev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57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30:30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2-21T12:49:17.601000000</dc:date>
    <meta:editing-duration>P1DT13H33M23S</meta:editing-duration>
    <meta:editing-cycles>489</meta:editing-cycles>
    <meta:generator>LibreOffice/7.1.5.2$Windows_X86_64 LibreOffice_project/85f04e9f809797b8199d13c421bd8a2b025d52b5</meta:generator>
    <meta:document-statistic meta:table-count="2" meta:cell-count="9024" meta:object-count="0"/>
  </office:meta>
</office:document-meta>
</file>